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5F0000054772BD72A13DC187B7.png" manifest:media-type="image/png"/>
  <manifest:file-entry manifest:full-path="Pictures/100000BC00000002000000028E6D50CF6EA040A4.emf" manifest:media-type="image/x-emf"/>
  <manifest:file-entry manifest:full-path="Pictures/1000020100002A88000013BF805F3A3B6B20CE0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/>
    <style:font-face style:name="Calibri" svg:font-family="Calibri" style:font-family-generic="modern"/>
    <style:font-face style:name="ＭＳ Ｐゴシック3" svg:font-family="'ＭＳ Ｐゴシック'" style:font-family-generic="modern"/>
    <style:font-face style:name="Calibri1" svg:font-family="Calibri" style:font-family-generic="modern" style:font-pitch="fixed"/>
    <style:font-face style:name="Microsoft YaHei1" svg:font-family="'Microsoft YaHei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picture_20_1-title">
      <style:graphic-properties draw:stroke="none" svg:stroke-width="0.026cm" draw:stroke-linejoin="miter" draw:fill="solid" draw:fill-color="#eb780a" draw:textarea-vertical-align="bottom" draw:auto-grow-height="false" draw:fit-to-size="false" style:shrink-to-fit="false" fo:min-height="3.181cm" fo:padding-top="0.25cm" fo:padding-bottom="0.6cm" fo:padding-left="0.6cm" fo:padding-right="0.6cm" fo:wrap-option="wrap"/>
    </style:style>
    <style:style style:name="pr2" style:family="presentation" style:parent-style-name="Title_20_picture_20_1-outline1" style:list-style-name="L2">
      <style:graphic-properties draw:stroke="none" svg:stroke-width="0.026cm" draw:stroke-linejoin="miter" draw:fill="solid" draw:fill-color="#ffffff" draw:opacity="85%" draw:textarea-vertical-align="top" draw:auto-grow-height="false" draw:fit-to-size="false" style:shrink-to-fit="false" fo:min-height="10.798cm" fo:padding-top="0.25cm" fo:padding-bottom="0.13cm" fo:padding-left="0.6cm" fo:padding-right="0.6cm" fo:wrap-option="wrap"/>
    </style:style>
    <style:style style:name="pr3" style:family="presentation" style:parent-style-name="Title_20_picture_20_1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25cm" fo:padding-bottom="0.13cm" fo:padding-left="0.6cm" fo:padding-right="0cm" fo:wrap-option="wrap"/>
    </style:style>
    <style:style style:name="pr4" style:family="presentation" style:parent-style-name="Title_20_picture_20_1-notes">
      <style:graphic-properties draw:fill-color="#ffffff" fo:min-height="13.364cm"/>
    </style:style>
    <style:style style:name="pr5" style:family="presentation" style:parent-style-name="_31__5f_Free_20_Conten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pr6" style:family="presentation" style:parent-style-name="_31__5f_Free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 style:writing-mode="lr-tb"/>
    </style:style>
    <style:style style:name="P2" style:family="paragraph">
      <loext:graphic-properties draw:fill="solid" draw:fill-color="#eb780a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.212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ffffff" draw:opacity="85%"/>
      <style:paragraph-properties fo:margin-left="0cm" fo:margin-right="0cm" fo:margin-top="0.212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P5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0%" fo:text-align="start" fo:text-indent="0cm" style:writing-mode="lr-tb"/>
    </style:style>
    <style:style style:name="P10" style:family="paragraph">
      <style:paragraph-properties fo:margin-left="2.54cm" fo:margin-right="0cm" fo:margin-top="0cm" fo:margin-bottom="0cm" fo:line-height="11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10%" fo:text-align="start" style:writing-mode="lr-tb"/>
    </style:style>
    <style:style style:name="P13" style:family="paragraph">
      <style:paragraph-properties fo:margin-top="0.212cm" fo:margin-bottom="0cm" fo:line-height="100%" fo:text-align="start" style:writing-mode="lr-tb"/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Calibri1" style:font-size-asian="28pt" style:font-style-asian="normal" style:font-weight-asian="bold" style:font-name-complex="Arial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7" style:family="text">
      <style:text-properties fo:font-variant="normal" fo:text-transform="none" fo:color="#005f8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adbecb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9cm" text:min-label-width="0.9cm"/>
        <style:text-properties fo:color="#879ba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picture_20_1" presentation:presentation-page-layout-name="AL1T0">
        <draw:frame draw:name="Titel 1" presentation:style-name="pr1" draw:text-style-name="P2" draw:layer="layout" svg:width="17.999cm" svg:height="7.697cm" svg:x="1.742cm" svg:y="8.42cm" presentation:class="title" presentation:user-transformed="true">
          <draw:text-box>
            <text:p text:style-name="P1"><text:span text:style-name="T1">Title of the presentation</text:span></text:p>
          </draw:text-box>
        </draw:frame>
        <draw:frame draw:name="Textplatzhalter 2" presentation:style-name="pr2" draw:text-style-name="P4" draw:layer="layout" svg:width="17.999cm" svg:height="0.899cm" svg:x="1.8cm" svg:y="17.6cm" presentation:class="outline" presentation:user-transformed="true">
          <draw:text-box>
            <text:list text:style-name="L2">
              <text:list-item>
                <text:p text:style-name="P3"><text:span text:style-name="T2">https://oss-compliance-tooling.org/</text:span></text:p>
              </text:list-item>
            </text:list>
          </draw:text-box>
        </draw:frame>
        <draw:frame draw:name="Textplatzhalter 3" presentation:style-name="pr3" draw:text-style-name="P6" draw:layer="layout" svg:width="8.907cm" svg:height="0.899cm" svg:x="1.693cm" svg:y="17.6cm" presentation:class="outline" presentation:user-transformed="true">
          <draw:text-box>
            <text:p text:style-name="P5"><text:span text:style-name="T2">Copyright © The open source tooling group 201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ws" draw:style-name="dp1" draw:master-page-name="_31__5f_Free_20_Content">
        <draw:frame draw:name="Titel 4" presentation:style-name="pr5" draw:text-style-name="P8" draw:layer="layout" svg:width="33.883cm" svg:height="3.522cm" svg:x="0cm" svg:y="0cm" presentation:class="title" presentation:user-transformed="true">
          <draw:text-box>
            <text:p text:style-name="P1"><text:span text:style-name="T3">Title</text:span></text:p>
          </draw:text-box>
        </draw:frame>
        <draw:custom-shape draw:name="Textfeld 10" draw:style-name="gr2" draw:text-style-name="P11" draw:layer="layout" svg:width="14.414cm" svg:height="1.675cm" svg:x="1.856cm" svg:y="5.297cm">
          <text:list text:style-name="L4">
            <text:list-item>
              <text:p text:style-name="P9"><text:span text:style-name="T4">text</text:span></text:p>
            </text:list-item>
          </text:list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808cm" svg:height="11.136cm" svg:x="0.59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nks / Communication" draw:style-name="dp1" draw:master-page-name="_31__5f_Free_20_Content">
        <draw:frame draw:name="Titel 4" presentation:style-name="pr5" draw:text-style-name="P8" draw:layer="layout" svg:width="33.883cm" svg:height="3.522cm" svg:x="0cm" svg:y="0cm" presentation:class="title" presentation:user-transformed="true">
          <draw:text-box>
            <text:p text:style-name="P1"><text:span text:style-name="T6">Links / Communication</text:span></text:p>
          </draw:text-box>
        </draw:frame>
        <draw:custom-shape draw:name="Textfeld 1" draw:style-name="gr3" draw:text-style-name="P14" draw:layer="layout" svg:width="23.912cm" svg:height="8.653cm" svg:x="2.761cm" svg:y="4.979cm">
          <text:p text:style-name="P12"><text:span text:style-name="T5">Github:</text:span></text:p>
          <text:p text:style-name="P12"><text:span text:style-name="T7"><text:a xlink:href="https://github.com/Open-Source-Compliance/Sharing-creates-value" xlink:type="simple">https://github.com/Open-Source-Compliance/Sharing-creates-value</text:a></text:span></text:p>
          <text:p text:style-name="P12"><text:span text:style-name="T5"/></text:p>
          <text:p text:style-name="P12"><text:span text:style-name="T5">Slack:</text:span></text:p>
          <text:p text:style-name="P12"><text:span text:style-name="T7"><text:a xlink:href="https://join.slack.com/t/ossbasedcompl-bhx9742/shared_invite/enQtNzA5OTc3OTAwMjExLWNhYWVkZDk2Y2RlNDI4ODI2NzQyNDU5ZWE4ODRmZWI1ZmM1MzA4ZTc2MTdkZGFhMzc2NmUyODRhNDZjNWI5Njc" xlink:type="simple">https://join.slack.com/t/ossbasedcompl-bhx9742/shared_invite/enQtNzA5OTc3OTAwMjExLWNhYWVkZDk2Y2RlNDI4ODI2NzQyNDU5ZWE4ODRmZWI1ZmM1MzA4ZTc2MTdkZGFhMzc2NmUyODRhNDZjNWI5Njc</text:a></text:span></text:p>
          <text:p text:style-name="P12"><text:span text:style-name="T5"/></text:p>
          <text:p text:style-name="P12"><text:span text:style-name="T5">Mailing List:</text:span></text:p>
          <text:p text:style-name="P13"><text:span text:style-name="T5">Subscription page:</text:span><text:span text:style-name="T8"> </text:span><text:span text:style-name="T7"><text:a xlink:href="https://groups.io/g/oss-based-compliance-tooling" xlink:type="simple">https://groups.io/g/oss-based-compliance-tooling</text:a></text:span></text:p>
          <text:p text:style-name="P13"><text:span text:style-name="T5">Email address:</text:span><text:span text:style-name="T8"> </text:span><text:span text:style-name="T7"><text:a xlink:href="mailto:oss-based-compliance-tooling@groups.io" xlink:type="simple">oss-based-compliance-tooling@groups.io</text:a></text:span></text:p>
          <text:p text:style-name="P1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" draw:style-name="gr4" draw:text-style-name="P11" draw:layer="layout" svg:width="8.889cm" svg:height="1.013cm" svg:x="2.404cm" svg:y="3.668cm">
          <text:p text:style-name="P13"><text:span text:style-name="T5">Where to communicate wha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808cm" svg:height="11.136cm" svg:x="0.59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/>
    <style:font-face style:name="Calibri" svg:font-family="Calibri" style:font-family-generic="modern"/>
    <style:font-face style:name="ＭＳ Ｐゴシック3" svg:font-family="'ＭＳ Ｐゴシック'" style:font-family-generic="modern"/>
    <style:font-face style:name="Calibri1" svg:font-family="Calibri" style:font-family-generic="modern" style:font-pitch="fixed"/>
    <style:font-face style:name="Microsoft YaHei1" svg:font-family="'Microsoft YaHei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itle_20_picture_20_1-background" style:display-name="Title picture 1-background" style:family="presentation">
      <style:graphic-properties draw:stroke="none" draw:fill="solid" draw:fill-color="#ffffff"/>
      <style:text-properties style:letter-kerning="true"/>
    </style:style>
    <style:style style:name="Title_20_picture_20_1-backgroundobjects" style:display-name="Title pictur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picture_20_1-notes" style:display-name="Title pictur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picture_20_1-outline1" style:display-name="Title picture 1-outline1" style:family="presentation">
      <style:graphic-properties draw:stroke="none" draw:fill="none" draw:auto-grow-height="false" draw:fit-to-size="shrink-to-fit" style:shrink-to-fit="true">
        <text:list-style style:name="Title_20_picture_20_1-outline1" style:display-name="Title pictur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le_20_picture_20_1-outline2" style:display-name="Title picture 1-outline2" style:family="presentation" style:parent-style-name="Title_20_picture_20_1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picture_20_1-outline3" style:display-name="Title picture 1-outline3" style:family="presentation" style:parent-style-name="Title_20_picture_20_1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picture_20_1-outline4" style:display-name="Title picture 1-outline4" style:family="presentation" style:parent-style-name="Title_20_picture_20_1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picture_20_1-outline5" style:display-name="Title picture 1-outline5" style:family="presentation" style:parent-style-name="Title_20_picture_20_1-outline4">
      <style:paragraph-properties fo:margin-top="0.1cm" fo:margin-bottom="0cm"/>
      <style:text-properties fo:font-size="20pt" style:font-size-asian="20pt" style:font-size-complex="20pt"/>
    </style:style>
    <style:style style:name="Title_20_picture_20_1-outline6" style:display-name="Title picture 1-outline6" style:family="presentation" style:parent-style-name="Title_20_picture_20_1-outline5">
      <style:paragraph-properties fo:margin-top="0.1cm" fo:margin-bottom="0cm"/>
      <style:text-properties fo:font-size="20pt" style:font-size-asian="20pt" style:font-size-complex="20pt"/>
    </style:style>
    <style:style style:name="Title_20_picture_20_1-outline7" style:display-name="Title picture 1-outline7" style:family="presentation" style:parent-style-name="Title_20_picture_20_1-outline6">
      <style:paragraph-properties fo:margin-top="0.1cm" fo:margin-bottom="0cm"/>
      <style:text-properties fo:font-size="20pt" style:font-size-asian="20pt" style:font-size-complex="20pt"/>
    </style:style>
    <style:style style:name="Title_20_picture_20_1-outline8" style:display-name="Title picture 1-outline8" style:family="presentation" style:parent-style-name="Title_20_picture_20_1-outline7">
      <style:paragraph-properties fo:margin-top="0.1cm" fo:margin-bottom="0cm"/>
      <style:text-properties fo:font-size="20pt" style:font-size-asian="20pt" style:font-size-complex="20pt"/>
    </style:style>
    <style:style style:name="Title_20_picture_20_1-outline9" style:display-name="Title picture 1-outline9" style:family="presentation" style:parent-style-name="Title_20_picture_20_1-outline8">
      <style:paragraph-properties fo:margin-top="0.1cm" fo:margin-bottom="0cm"/>
      <style:text-properties fo:font-size="20pt" style:font-size-asian="20pt" style:font-size-complex="20pt"/>
    </style:style>
    <style:style style:name="Title_20_picture_20_1-subtitle" style:display-name="Title picture 1-subtitle" style:family="presentation">
      <style:graphic-properties draw:stroke="none" draw:fill="none" draw:textarea-vertical-align="middle">
        <text:list-style style:name="Title_20_picture_20_1-subtitle" style:display-name="Title pictur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picture_20_1-title" style:display-name="Title picture 1-title" style:family="presentation">
      <style:graphic-properties draw:stroke="none" draw:fill="none" draw:textarea-vertical-align="middle">
        <text:list-style style:name="Title_20_picture_20_1-title" style:display-name="Title pictur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adbecb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1__5f_Free_20_Content-background" style:display-name="1_Free Content-background" style:family="presentation">
      <style:graphic-properties draw:stroke="none" draw:fill="solid" draw:fill-color="#ffffff"/>
      <style:text-properties style:letter-kerning="true"/>
    </style:style>
    <style:style style:name="_31__5f_Free_20_Content-backgroundobjects" style:display-name="1_Free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Free_20_Content-notes" style:display-name="1_Free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Free_20_Content-outline1" style:display-name="1_Free Content-outline1" style:family="presentation">
      <style:graphic-properties draw:stroke="none" draw:fill="none" draw:auto-grow-height="false" draw:fit-to-size="shrink-to-fit" style:shrink-to-fit="true">
        <text:list-style style:name="_31__5f_Free_20_Content-outline1" style:display-name="1_Free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1__5f_Free_20_Content-outline2" style:display-name="1_Free Content-outline2" style:family="presentation" style:parent-style-name="_31__5f_Free_20_Content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_31__5f_Free_20_Content-outline3" style:display-name="1_Free Content-outline3" style:family="presentation" style:parent-style-name="_31__5f_Free_20_Content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_31__5f_Free_20_Content-outline4" style:display-name="1_Free Content-outline4" style:family="presentation" style:parent-style-name="_31__5f_Free_20_Content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_31__5f_Free_20_Content-outline5" style:display-name="1_Free Content-outline5" style:family="presentation" style:parent-style-name="_31__5f_Free_20_Content-outline4">
      <style:paragraph-properties fo:margin-top="0.1cm" fo:margin-bottom="0cm"/>
      <style:text-properties fo:font-size="20pt" style:font-size-asian="20pt" style:font-size-complex="20pt"/>
    </style:style>
    <style:style style:name="_31__5f_Free_20_Content-outline6" style:display-name="1_Free Content-outline6" style:family="presentation" style:parent-style-name="_31__5f_Free_20_Content-outline5">
      <style:paragraph-properties fo:margin-top="0.1cm" fo:margin-bottom="0cm"/>
      <style:text-properties fo:font-size="20pt" style:font-size-asian="20pt" style:font-size-complex="20pt"/>
    </style:style>
    <style:style style:name="_31__5f_Free_20_Content-outline7" style:display-name="1_Free Content-outline7" style:family="presentation" style:parent-style-name="_31__5f_Free_20_Content-outline6">
      <style:paragraph-properties fo:margin-top="0.1cm" fo:margin-bottom="0cm"/>
      <style:text-properties fo:font-size="20pt" style:font-size-asian="20pt" style:font-size-complex="20pt"/>
    </style:style>
    <style:style style:name="_31__5f_Free_20_Content-outline8" style:display-name="1_Free Content-outline8" style:family="presentation" style:parent-style-name="_31__5f_Free_20_Content-outline7">
      <style:paragraph-properties fo:margin-top="0.1cm" fo:margin-bottom="0cm"/>
      <style:text-properties fo:font-size="20pt" style:font-size-asian="20pt" style:font-size-complex="20pt"/>
    </style:style>
    <style:style style:name="_31__5f_Free_20_Content-outline9" style:display-name="1_Free Content-outline9" style:family="presentation" style:parent-style-name="_31__5f_Free_20_Content-outline8">
      <style:paragraph-properties fo:margin-top="0.1cm" fo:margin-bottom="0cm"/>
      <style:text-properties fo:font-size="20pt" style:font-size-asian="20pt" style:font-size-complex="20pt"/>
    </style:style>
    <style:style style:name="_31__5f_Free_20_Content-subtitle" style:display-name="1_Free Content-subtitle" style:family="presentation">
      <style:graphic-properties draw:stroke="none" draw:fill="none" draw:textarea-vertical-align="middle">
        <text:list-style style:name="_31__5f_Free_20_Content-subtitle" style:display-name="1_Free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Free_20_Content-title" style:display-name="1_Free Content-title" style:family="presentation">
      <style:graphic-properties draw:stroke="none" draw:fill="none" draw:textarea-vertical-align="middle">
        <text:list-style style:name="_31__5f_Free_20_Content-title" style:display-name="1_Free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adbecb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adbecb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Free_20_Content-background" style:display-name="Free Content-background" style:family="presentation">
      <style:graphic-properties draw:stroke="none" draw:fill="solid" draw:fill-color="#ffffff"/>
      <style:text-properties style:letter-kerning="true"/>
    </style:style>
    <style:style style:name="Free_20_Content-backgroundobjects" style:display-name="Free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e_20_Content-notes" style:display-name="Free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e_20_Content-outline1" style:display-name="Free Content-outline1" style:family="presentation">
      <style:graphic-properties draw:stroke="none" draw:fill="none" draw:auto-grow-height="false" draw:fit-to-size="shrink-to-fit" style:shrink-to-fit="true">
        <text:list-style style:name="Free_20_Content-outline1" style:display-name="Free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Free_20_Content-outline2" style:display-name="Free Content-outline2" style:family="presentation" style:parent-style-name="Free_20_Content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Free_20_Content-outline3" style:display-name="Free Content-outline3" style:family="presentation" style:parent-style-name="Free_20_Content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Free_20_Content-outline4" style:display-name="Free Content-outline4" style:family="presentation" style:parent-style-name="Free_20_Content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Free_20_Content-outline5" style:display-name="Free Content-outline5" style:family="presentation" style:parent-style-name="Free_20_Content-outline4">
      <style:paragraph-properties fo:margin-top="0.1cm" fo:margin-bottom="0cm"/>
      <style:text-properties fo:font-size="20pt" style:font-size-asian="20pt" style:font-size-complex="20pt"/>
    </style:style>
    <style:style style:name="Free_20_Content-outline6" style:display-name="Free Content-outline6" style:family="presentation" style:parent-style-name="Free_20_Content-outline5">
      <style:paragraph-properties fo:margin-top="0.1cm" fo:margin-bottom="0cm"/>
      <style:text-properties fo:font-size="20pt" style:font-size-asian="20pt" style:font-size-complex="20pt"/>
    </style:style>
    <style:style style:name="Free_20_Content-outline7" style:display-name="Free Content-outline7" style:family="presentation" style:parent-style-name="Free_20_Content-outline6">
      <style:paragraph-properties fo:margin-top="0.1cm" fo:margin-bottom="0cm"/>
      <style:text-properties fo:font-size="20pt" style:font-size-asian="20pt" style:font-size-complex="20pt"/>
    </style:style>
    <style:style style:name="Free_20_Content-outline8" style:display-name="Free Content-outline8" style:family="presentation" style:parent-style-name="Free_20_Content-outline7">
      <style:paragraph-properties fo:margin-top="0.1cm" fo:margin-bottom="0cm"/>
      <style:text-properties fo:font-size="20pt" style:font-size-asian="20pt" style:font-size-complex="20pt"/>
    </style:style>
    <style:style style:name="Free_20_Content-outline9" style:display-name="Free Content-outline9" style:family="presentation" style:parent-style-name="Free_20_Content-outline8">
      <style:paragraph-properties fo:margin-top="0.1cm" fo:margin-bottom="0cm"/>
      <style:text-properties fo:font-size="20pt" style:font-size-asian="20pt" style:font-size-complex="20pt"/>
    </style:style>
    <style:style style:name="Free_20_Content-subtitle" style:display-name="Free Content-subtitle" style:family="presentation">
      <style:graphic-properties draw:stroke="none" draw:fill="none" draw:textarea-vertical-align="middle">
        <text:list-style style:name="Free_20_Content-subtitle" style:display-name="Free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_20_Content-title" style:display-name="Free Content-title" style:family="presentation">
      <style:graphic-properties draw:stroke="none" draw:fill="none" draw:textarea-vertical-align="middle">
        <text:list-style style:name="Free_20_Content-title" style:display-name="Free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adbecb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84cm" fo:page-height="19.05cm" style:print-orientation="landscape"/>
    </style:page-layout>
    <style:page-layout style:name="PM2">
      <style:page-layout-properties fo:margin-top="0cm" fo:margin-bottom="0cm" fo:margin-left="0cm" fo:margin-right="0cm" fo:page-width="19.729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.026cm" draw:stroke-linejoin="round" draw:fill="solid" draw:fill-color="#00000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.32cm" fo:padding-left="0.6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.32cm" fo:padding-left="1.74cm" fo:padding-right="0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.32cm" fo:padding-left="0cm" fo:padding-right="1.34cm" fo:wrap-option="wrap"/>
    </style:style>
    <style:style style:name="Mgr9" style:family="graphic" style:parent-style-name="standard">
      <style:graphic-properties draw:stroke="solid" svg:stroke-width="0.009cm" svg:stroke-color="#000000" draw:stroke-linejoin="round" draw:fill="solid" draw:fill-color="#00000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cm" fo:padding-bottom="0cm" fo:padding-left="0cm" fo:padding-right="0cm" fo:wrap-option="no-wrap"/>
    </style:style>
    <style:style style:name="M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03cm" fo:min-width="8.041cm" fo:padding-top="0cm" fo:padding-bottom="0.32cm" fo:padding-left="0.6cm" fo:padding-right="0cm" fo:wrap-option="wrap"/>
    </style:style>
    <style:style style:name="M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03cm" fo:min-width="5.893cm" fo:padding-top="0cm" fo:padding-bottom="0.32cm" fo:padding-left="1.74cm" fo:padding-right="0cm" fo:wrap-option="wrap"/>
    </style:style>
    <style:style style:name="M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03cm" fo:min-width="22.023cm" fo:padding-top="0cm" fo:padding-bottom="0.32cm" fo:padding-left="0cm" fo:padding-right="1.34cm" fo:wrap-option="wrap"/>
    </style:style>
    <style:style style:name="Mpr1" style:family="presentation" style:parent-style-name="Title_20_picture_20_1-outline1">
      <style:graphic-properties draw:stroke="none" svg:stroke-width="0.026cm" draw:stroke-linejoin="miter" draw:fill="solid" draw:fill-color="#ffffff" draw:opacity="85%" draw:textarea-vertical-align="top" draw:auto-grow-height="false" draw:fit-to-size="false" style:shrink-to-fit="false" fo:min-height="11.049cm" fo:padding-top="0.25cm" fo:padding-bottom="0.13cm" fo:padding-left="0.6cm" fo:padding-right="0.6cm" fo:wrap-option="wrap"/>
    </style:style>
    <style:style style:name="Mpr2" style:family="presentation" style:parent-style-name="Title_20_picture_20_1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25cm" fo:padding-bottom="0.13cm" fo:padding-left="0.6cm" fo:padding-right="0cm" fo:wrap-option="wrap"/>
    </style:style>
    <style:style style:name="Mpr3" style:family="presentation" style:parent-style-name="Title_20_picture_20_1-title">
      <style:graphic-properties draw:stroke="none" svg:stroke-width="0.026cm" draw:stroke-linejoin="miter" draw:fill="solid" draw:fill-color="#eb780a" draw:textarea-vertical-align="bottom" draw:auto-grow-height="false" draw:fit-to-size="false" style:shrink-to-fit="false" fo:min-height="3.181cm" fo:padding-top="0.25cm" fo:padding-bottom="0.6cm" fo:padding-left="0.6cm" fo:padding-right="0.6cm" fo:wrap-option="wrap"/>
    </style:style>
    <style:style style:name="Mpr4" style:family="presentation" style:parent-style-name="Title_20_picture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picture_20_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_31__5f_Free_20_Conten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Mpr7" style:family="presentation" style:parent-style-name="_31__5f_Free_20_Content-outline1">
      <style:graphic-properties draw:stroke="none" svg:stroke-width="0.026cm" draw:stroke-linejoin="miter" draw:fill="none" draw:textarea-vertical-align="top" draw:auto-grow-height="tru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_31__5f_Free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_31__5f_Free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Free_20_Conten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Mpr13" style:family="presentation" style:parent-style-name="Free_20_Content-outline1">
      <style:graphic-properties draw:stroke="none" svg:stroke-width="0.026cm" draw:stroke-linejoin="miter" draw:fill="none" draw:textarea-vertical-align="top" draw:auto-grow-height="true" draw:fit-to-size="false" style:shrink-to-fit="false" fo:min-height="11.049cm" fo:padding-top="0cm" fo:padding-bottom="0cm" fo:padding-left="0cm" fo:padding-right="0cm" fo:wrap-option="wrap"/>
    </style:style>
    <style:style style:name="Mpr14" style:family="presentation" style:parent-style-name="Free_20_Content-backgroundobjects">
      <style:graphic-properties draw:stroke="none" draw:fill="none" draw:fill-color="#ffffff" draw:auto-grow-height="false" fo:min-height="1.421cm"/>
    </style:style>
    <style:style style:name="Mpr15" style:family="presentation" style:parent-style-name="Free_20_Conten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000000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10%" fo:text-align="start" style:writing-mode="lr-tb"/>
    </style:style>
    <style:style style:name="MP9" style:family="paragraph">
      <style:paragraph-properties fo:margin-left="0cm" fo:margin-right="0cm" fo:margin-top="0cm" fo:margin-bottom="0cm" fo:line-height="11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.212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solid" draw:fill-color="#ffffff" draw:opacity="85%"/>
      <style:paragraph-properties fo:text-align="start" style:font-independent-line-spacing="true"/>
      <style:text-properties fo:font-size="10pt"/>
    </style:style>
    <style:style style:name="MP13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15" style:family="paragraph">
      <style:paragraph-properties fo:margin-top="0cm" fo:margin-bottom="0cm" fo:line-height="100%" fo:text-align="start" style:writing-mode="lr-tb"/>
    </style:style>
    <style:style style:name="MP16" style:family="paragraph">
      <loext:graphic-properties draw:fill="solid" draw:fill-color="#eb780a"/>
      <style:paragraph-properties fo:text-align="start" style:font-independent-line-spacing="true"/>
      <style:text-properties fo:font-size="40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9" style:family="paragraph">
      <loext:graphic-properties draw:fill="none"/>
      <style:paragraph-properties fo:margin-top="0cm" fo:margin-bottom="0cm" fo:line-height="110%" fo:text-align="start" style:writing-mode="lr-tb" style:font-independent-line-spacing="true"/>
      <style:text-properties fo:font-size="18pt"/>
    </style:style>
    <style:style style:name="MP20" style:family="paragraph">
      <loext:graphic-properties draw:fill="none"/>
      <style:paragraph-properties fo:margin-left="0cm" fo:margin-right="0cm" fo:margin-top="0cm" fo:margin-bottom="0cm" fo:line-height="11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005f87" style:text-line-through-style="none" style:text-line-through-type="none" style:text-position="0% 100%" style:font-name="Arial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language="en" fo:country="AU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Title_20_picture_20_1" style:display-name="Title picture 1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custom-shape draw:name="cdtRectangle 12 Id15" draw:style-name="Mgr4" draw:text-style-name="MP6" draw:layer="backgroundobjects" drawooo:display="printer" svg:width="33.883cm" svg:height="3.5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dtMasterTags_CL1 Id3072" draw:style-name="Mgr5" draw:text-style-name="MP7" draw:layer="backgroundobjects" drawooo:display="printer" svg:x1="0cm" svg:y1="0cm" svg:x2="0.001cm" svg:y2="0.001cm">
        <text:p/>
      </draw:line>
      <draw:line draw:name="cdtMasterTags_CL2 Id3073" draw:style-name="Mgr5" draw:text-style-name="MP7" draw:layer="backgroundobjects" drawooo:display="printer" svg:x1="0cm" svg:y1="0cm" svg:x2="0.001cm" svg:y2="0.001cm">
        <text:p/>
      </draw:line>
      <draw:line draw:name="cdtMasterTags_CL3 Id3074" draw:style-name="Mgr5" draw:text-style-name="MP7" draw:layer="backgroundobjects" drawooo:display="printer" svg:x1="0cm" svg:y1="0cm" svg:x2="0.001cm" svg:y2="0.001cm">
        <text:p/>
      </draw:line>
      <draw:line draw:name="cdtMasterTags_CL4 Id3075" draw:style-name="Mgr5" draw:text-style-name="MP7" draw:layer="backgroundobjects" drawooo:display="printer" svg:x1="0cm" svg:y1="0cm" svg:x2="0.001cm" svg:y2="0.001cm">
        <text:p/>
      </draw:line>
      <draw:line draw:name="cdtMasterTags_CL5 Id3076" draw:style-name="Mgr5" draw:text-style-name="MP7" draw:layer="backgroundobjects" drawooo:display="printer" svg:x1="0cm" svg:y1="0cm" svg:x2="0.001cm" svg:y2="0.001cm">
        <text:p/>
      </draw:line>
      <draw:line draw:name="cdtMasterTags_CL6 Id3077" draw:style-name="Mgr5" draw:text-style-name="MP7" draw:layer="backgroundobjects" drawooo:display="printer" svg:x1="0cm" svg:y1="0cm" svg:x2="0.001cm" svg:y2="0.001cm">
        <text:p/>
      </draw:line>
      <draw:line draw:name="cdtMasterTags_CL7 Id3080" draw:style-name="Mgr5" draw:text-style-name="MP7" draw:layer="backgroundobjects" drawooo:display="printer" svg:x1="0cm" svg:y1="0cm" svg:x2="0.001cm" svg:y2="0.001cm">
        <text:p/>
      </draw:line>
      <draw:line draw:name="cdtMasterTags_CL8 Id3081" draw:style-name="Mgr5" draw:text-style-name="MP7" draw:layer="backgroundobjects" drawooo:display="printer" svg:x1="0cm" svg:y1="0cm" svg:x2="0.001cm" svg:y2="0.001cm">
        <text:p/>
      </draw:line>
      <draw:line draw:name="cdtMasterTags_CL9 Id3082" draw:style-name="Mgr5" draw:text-style-name="MP7" draw:layer="backgroundobjects" drawooo:display="printer" svg:x1="0cm" svg:y1="0cm" svg:x2="0.001cm" svg:y2="0.001cm">
        <text:p/>
      </draw:line>
      <draw:line draw:name="cdtMasterTags_CL10 Id3083" draw:style-name="Mgr5" draw:text-style-name="MP7" draw:layer="backgroundobjects" drawooo:display="printer" svg:x1="0cm" svg:y1="0cm" svg:x2="0.001cm" svg:y2="0.001cm">
        <text:p/>
      </draw:line>
      <draw:line draw:name="cdtMasterTags_CL11 Id3084" draw:style-name="Mgr5" draw:text-style-name="MP7" draw:layer="backgroundobjects" drawooo:display="printer" svg:x1="0cm" svg:y1="0cm" svg:x2="0.001cm" svg:y2="0.001cm">
        <text:p/>
      </draw:line>
      <draw:line draw:name="cdtMasterTags_CL12 Id3085" draw:style-name="Mgr5" draw:text-style-name="MP7" draw:layer="backgroundobjects" drawooo:display="printer" svg:x1="0cm" svg:y1="0cm" svg:x2="0.001cm" svg:y2="0.001cm">
        <text:p/>
      </draw:line>
      <draw:line draw:name="cdtMasterTags_CL13 Id3086" draw:style-name="Mgr5" draw:text-style-name="MP7" draw:layer="backgroundobjects" drawooo:display="printer" svg:x1="0cm" svg:y1="0cm" svg:x2="0.001cm" svg:y2="0.001cm">
        <text:p/>
      </draw:line>
      <draw:line draw:name="cdtMasterTags_CL14 Id3087" draw:style-name="Mgr5" draw:text-style-name="MP7" draw:layer="backgroundobjects" drawooo:display="printer" svg:x1="0cm" svg:y1="0cm" svg:x2="0.001cm" svg:y2="0.001cm">
        <text:p/>
      </draw:line>
      <draw:line draw:name="cdtMasterTags_CL15 Id3088" draw:style-name="Mgr5" draw:text-style-name="MP7" draw:layer="backgroundobjects" drawooo:display="printer" svg:x1="0cm" svg:y1="0cm" svg:x2="0.001cm" svg:y2="0.001cm">
        <text:p/>
      </draw:line>
      <draw:line draw:name="cdtMasterTags_CL16 Id3089" draw:style-name="Mgr5" draw:text-style-name="MP7" draw:layer="backgroundobjects" drawooo:display="printer" svg:x1="0cm" svg:y1="0cm" svg:x2="0.001cm" svg:y2="0.001cm">
        <text:p/>
      </draw:line>
      <draw:line draw:name="cdtMasterTags_CL17 Id3090" draw:style-name="Mgr5" draw:text-style-name="MP7" draw:layer="backgroundobjects" drawooo:display="printer" svg:x1="0cm" svg:y1="0cm" svg:x2="0.001cm" svg:y2="0.001cm">
        <text:p/>
      </draw:line>
      <draw:line draw:name="cdtMasterTags_CL18 Id3091" draw:style-name="Mgr5" draw:text-style-name="MP7" draw:layer="backgroundobjects" drawooo:display="printer" svg:x1="0cm" svg:y1="0cm" svg:x2="0.001cm" svg:y2="0.001cm">
        <text:p/>
      </draw:line>
      <draw:line draw:name="cdtMasterTags_CL19 Id3092" draw:style-name="Mgr5" draw:text-style-name="MP7" draw:layer="backgroundobjects" drawooo:display="printer" svg:x1="0cm" svg:y1="0cm" svg:x2="0.001cm" svg:y2="0.001cm">
        <text:p/>
      </draw:line>
      <draw:line draw:name="cdtMasterTags_CL20 Id3093" draw:style-name="Mgr5" draw:text-style-name="MP7" draw:layer="backgroundobjects" drawooo:display="printer" svg:x1="0cm" svg:y1="0cm" svg:x2="0.001cm" svg:y2="0.001cm">
        <text:p/>
      </draw:line>
      <draw:line draw:name="cdtMasterTags_CL21 Id3094" draw:style-name="Mgr5" draw:text-style-name="MP7" draw:layer="backgroundobjects" drawooo:display="printer" svg:x1="0cm" svg:y1="0cm" svg:x2="0.001cm" svg:y2="0.001cm">
        <text:p/>
      </draw:line>
      <draw:line draw:name="cdtMasterTags_CL22 Id3095" draw:style-name="Mgr5" draw:text-style-name="MP7" draw:layer="backgroundobjects" drawooo:display="printer" svg:x1="0cm" svg:y1="0cm" svg:x2="0.001cm" svg:y2="0.001cm">
        <text:p/>
      </draw:line>
      <draw:line draw:name="cdtMasterTags" draw:style-name="Mgr5" draw:text-style-name="MP7" draw:layer="backgroundobjects" drawooo:display="printer" svg:x1="0cm" svg:y1="0cm" svg:x2="0.001cm" svg:y2="0.001cm">
        <text:p/>
      </draw:line>
      <draw:custom-shape draw:name="cdtTextBox 12 Id17" draw:style-name="Mgr6" draw:text-style-name="MP6" draw:layer="backgroundobjects" drawooo:display="printer" svg:width="8.64cm" svg:height="0.722cm" svg:x="0.794cm" svg:y="18.327cm">
        <text:p text:style-name="MP8"><text:span text:style-name="MT2">Copyright 2019 The tooling working group 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1 Id18" draw:style-name="Mgr7" draw:text-style-name="MP6" draw:layer="backgroundobjects" drawooo:display="printer" svg:width="7.632cm" svg:height="0.722cm" svg:x="13.522cm" svg:y="18.333cm">
        <text:p text:style-name="MP8"><text:span text:style-name="MT2">Licensed under CC-BY-SA-4.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3 Id19" draw:style-name="Mgr8" draw:text-style-name="MP6" draw:layer="backgroundobjects" drawooo:display="printer" svg:width="23.362cm" svg:height="0.722cm" svg:x="10.522cm" svg:y="18.327cm">
        <text:p text:style-name="MP9"><text:span text:style-name="MT2">Oliver Fend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en 4" drawooo:display="printer">
        <draw:line draw:name="Gerade Verbindung 2" draw:style-name="Mgr9" draw:text-style-name="MP7" draw:layer="layout" svg:x1="1.741cm" svg:y1="-0.6cm" svg:x2="1.742cm" svg:y2="-0.1cm">
          <text:p/>
        </draw:line>
        <draw:line draw:name="Gerade Verbindung 35" draw:style-name="Mgr9" draw:text-style-name="MP7" draw:layer="layout" svg:x1="16.942cm" svg:y1="-0.6cm" svg:x2="16.943cm" svg:y2="-0.1cm">
          <text:p/>
        </draw:line>
        <draw:line draw:name="Gerade Verbindung 36" draw:style-name="Mgr9" draw:text-style-name="MP7" draw:layer="layout" svg:x1="17.339cm" svg:y1="-0.6cm" svg:x2="17.34cm" svg:y2="-0.1cm">
          <text:p/>
        </draw:line>
        <draw:line draw:name="Gerade Verbindung 37" draw:style-name="Mgr9" draw:text-style-name="MP7" draw:layer="layout" svg:x1="24.542cm" svg:y1="-0.6cm" svg:x2="24.543cm" svg:y2="-0.1cm">
          <text:p/>
        </draw:line>
        <draw:line draw:name="Gerade Verbindung 38" draw:style-name="Mgr9" draw:text-style-name="MP7" draw:layer="layout" svg:x1="32.543cm" svg:y1="-0.6cm" svg:x2="32.544cm" svg:y2="-0.1cm">
          <text:p/>
        </draw:line>
        <draw:line draw:name="Gerade Verbindung 51" draw:style-name="Mgr9" draw:text-style-name="MP7" draw:layer="layout" svg:x1="1.741cm" svg:y1="19.15cm" svg:x2="1.742cm" svg:y2="19.65cm">
          <text:p/>
        </draw:line>
        <draw:line draw:name="Gerade Verbindung 52" draw:style-name="Mgr9" draw:text-style-name="MP7" draw:layer="layout" svg:x1="16.942cm" svg:y1="19.15cm" svg:x2="16.943cm" svg:y2="19.65cm">
          <text:p/>
        </draw:line>
        <draw:line draw:name="Gerade Verbindung 53" draw:style-name="Mgr9" draw:text-style-name="MP7" draw:layer="layout" svg:x1="17.339cm" svg:y1="19.15cm" svg:x2="17.34cm" svg:y2="19.65cm">
          <text:p/>
        </draw:line>
        <draw:line draw:name="Gerade Verbindung 54" draw:style-name="Mgr9" draw:text-style-name="MP7" draw:layer="layout" svg:x1="24.542cm" svg:y1="19.15cm" svg:x2="24.543cm" svg:y2="19.65cm">
          <text:p/>
        </draw:line>
        <draw:line draw:name="Gerade Verbindung 55" draw:style-name="Mgr9" draw:text-style-name="MP7" draw:layer="layout" svg:x1="32.543cm" svg:y1="19.15cm" svg:x2="32.544cm" svg:y2="19.65cm">
          <text:p/>
        </draw:line>
        <draw:line draw:name="Gerade Verbindung 56" draw:style-name="Mgr9" draw:text-style-name="MP7" draw:layer="layout" svg:x1="-0.099cm" svg:y1="0.924cm" svg:x2="-0.599cm" svg:y2="0.925cm">
          <text:p/>
        </draw:line>
        <draw:line draw:name="Gerade Verbindung 57" draw:style-name="Mgr9" draw:text-style-name="MP7" draw:layer="layout" svg:x1="-0.099cm" svg:y1="2.718cm" svg:x2="-0.599cm" svg:y2="2.719cm">
          <text:p/>
        </draw:line>
        <draw:line draw:name="Gerade Verbindung 58" draw:style-name="Mgr9" draw:text-style-name="MP7" draw:layer="layout" svg:x1="-0.099cm" svg:y1="3.917cm" svg:x2="-0.599cm" svg:y2="3.918cm">
          <text:p/>
        </draw:line>
        <draw:line draw:name="Gerade Verbindung 59" draw:style-name="Mgr9" draw:text-style-name="MP7" draw:layer="layout" svg:x1="-0.099cm" svg:y1="10.319cm" svg:x2="-0.599cm" svg:y2="10.32cm">
          <text:p/>
        </draw:line>
        <draw:line draw:name="Gerade Verbindung 60" draw:style-name="Mgr9" draw:text-style-name="MP7" draw:layer="layout" svg:x1="-0.099cm" svg:y1="10.716cm" svg:x2="-0.599cm" svg:y2="10.717cm">
          <text:p/>
        </draw:line>
        <draw:line draw:name="Gerade Verbindung 61" draw:style-name="Mgr9" draw:text-style-name="MP7" draw:layer="layout" svg:x1="-0.099cm" svg:y1="17.116cm" svg:x2="-0.599cm" svg:y2="17.117cm">
          <text:p/>
        </draw:line>
        <draw:line draw:name="Gerade Verbindung 66" draw:style-name="Mgr9" draw:text-style-name="MP7" draw:layer="layout" svg:x1="-0.099cm" svg:y1="4.919cm" svg:x2="-0.599cm" svg:y2="4.92cm">
          <text:p/>
        </draw:line>
        <draw:line draw:name="Gerade Verbindung 67" draw:style-name="Mgr9" draw:text-style-name="MP7" draw:layer="layout" svg:x1="-0.099cm" svg:y1="16.124cm" svg:x2="-0.599cm" svg:y2="16.125cm">
          <text:p/>
        </draw:line>
        <draw:line draw:name="Gerade Verbindung 68" draw:style-name="Mgr9" draw:text-style-name="MP7" draw:layer="layout" svg:x1="34.48cm" svg:y1="0.924cm" svg:x2="33.98cm" svg:y2="0.925cm">
          <text:p/>
        </draw:line>
        <draw:line draw:name="Gerade Verbindung 69" draw:style-name="Mgr9" draw:text-style-name="MP7" draw:layer="layout" svg:x1="34.48cm" svg:y1="2.718cm" svg:x2="33.98cm" svg:y2="2.719cm">
          <text:p/>
        </draw:line>
        <draw:line draw:name="Gerade Verbindung 70" draw:style-name="Mgr9" draw:text-style-name="MP7" draw:layer="layout" svg:x1="34.48cm" svg:y1="3.917cm" svg:x2="33.98cm" svg:y2="3.918cm">
          <text:p/>
        </draw:line>
        <draw:line draw:name="Gerade Verbindung 71" draw:style-name="Mgr9" draw:text-style-name="MP7" draw:layer="layout" svg:x1="34.48cm" svg:y1="10.319cm" svg:x2="33.98cm" svg:y2="10.32cm">
          <text:p/>
        </draw:line>
        <draw:line draw:name="Gerade Verbindung 72" draw:style-name="Mgr9" draw:text-style-name="MP7" draw:layer="layout" svg:x1="34.48cm" svg:y1="10.716cm" svg:x2="33.98cm" svg:y2="10.717cm">
          <text:p/>
        </draw:line>
        <draw:line draw:name="Gerade Verbindung 73" draw:style-name="Mgr9" draw:text-style-name="MP7" draw:layer="layout" svg:x1="34.48cm" svg:y1="17.116cm" svg:x2="33.98cm" svg:y2="17.117cm">
          <text:p/>
        </draw:line>
        <draw:line draw:name="Gerade Verbindung 74" draw:style-name="Mgr9" draw:text-style-name="MP7" draw:layer="layout" svg:x1="34.48cm" svg:y1="4.919cm" svg:x2="33.98cm" svg:y2="4.92cm">
          <text:p/>
        </draw:line>
        <draw:line draw:name="Gerade Verbindung 75" draw:style-name="Mgr9" draw:text-style-name="MP7" draw:layer="layout" svg:x1="34.48cm" svg:y1="16.124cm" svg:x2="33.98cm" svg:y2="16.125cm">
          <text:p/>
        </draw:line>
      </draw:g>
      <draw:frame draw:name="Grafik 76" draw:style-name="Mgr10" draw:text-style-name="MP10" draw:layer="backgroundobjects" drawooo:display="printer" svg:width="5.028cm" svg:height="2.334cm" svg:x="26.997cm" svg:y="0.966cm">
        <draw:image xlink:href="Pictures/1000020100002A88000013BF805F3A3B6B20CE02.png" xlink:type="simple" xlink:show="embed" xlink:actuate="onLoad" loext:mime-type="image/png">
          <text:p/>
        </draw:image>
      </draw:frame>
      <draw:frame draw:name="cdtRectangle 115 Id57350" presentation:style-name="Title_20_picture_20_1-title" draw:layer="backgroundobjects" svg:width="17.999cm" svg:height="7.623cm" svg:x="1.742cm" svg:y="8.494cm" presentation:class="title" presentation:placeholder="true" presentation:user-transformed="true">
        <draw:text-box/>
      </draw:frame>
      <draw:custom-shape draw:name="cdtText Box 101 Id11" draw:style-name="Mgr11" draw:text-style-name="MP6" draw:layer="backgroundobjects" svg:width="0.003cm" svg:height="0.003cm" svg:x="16.94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57343" presentation:style-name="Mpr1" draw:text-style-name="MP12" draw:layer="backgroundobjects" svg:width="17.999cm" svg:height="0.899cm" svg:x="1.742cm" svg:y="16.41cm" presentation:class="outline" presentation:user-transformed="true">
        <draw:text-box>
          <text:list text:style-name="ML2">
            <text:list-item>
              <text:p text:style-name="MP11"><text:span text:style-name="MT3"><text:a xlink:href="https://oss-compliance-tooling.org/" xlink:type="simple">https://oss-compliance-tooling.org/</text:a></text:span></text:p>
            </text:list-item>
          </text:list>
        </draw:text-box>
      </draw:frame>
      <draw:frame draw:name="Textplatzhalter 57343" presentation:style-name="Mpr2" draw:text-style-name="MP14" draw:layer="backgroundobjects" svg:width="8.536cm" svg:height="0.899cm" svg:x="1.742cm" svg:y="16.41cm" presentation:class="outline" presentation:user-transformed="true">
        <draw:text-box>
          <text:p text:style-name="MP13"><text:span text:style-name="MT4">Copyright © 2019 The tooling working group </text:span></text:p>
        </draw:text-box>
      </draw:frame>
      <draw:g draw:name="Gruppieren 32">
        <draw:line draw:name="Gerade Verbindung 56" draw:style-name="Mgr9" draw:text-style-name="MP7" draw:layer="layout" svg:x1="1.741cm" svg:y1="-0.6cm" svg:x2="1.742cm" svg:y2="-0.1cm">
          <text:p/>
        </draw:line>
        <draw:line draw:name="Gerade Verbindung 57" draw:style-name="Mgr9" draw:text-style-name="MP7" draw:layer="layout" svg:x1="16.942cm" svg:y1="-0.6cm" svg:x2="16.943cm" svg:y2="-0.1cm">
          <text:p/>
        </draw:line>
        <draw:line draw:name="Gerade Verbindung 58" draw:style-name="Mgr9" draw:text-style-name="MP7" draw:layer="layout" svg:x1="17.339cm" svg:y1="-0.6cm" svg:x2="17.34cm" svg:y2="-0.1cm">
          <text:p/>
        </draw:line>
        <draw:line draw:name="Gerade Verbindung 59" draw:style-name="Mgr9" draw:text-style-name="MP7" draw:layer="layout" svg:x1="24.542cm" svg:y1="-0.6cm" svg:x2="24.543cm" svg:y2="-0.1cm">
          <text:p/>
        </draw:line>
        <draw:line draw:name="Gerade Verbindung 60" draw:style-name="Mgr9" draw:text-style-name="MP7" draw:layer="layout" svg:x1="32.543cm" svg:y1="-0.6cm" svg:x2="32.544cm" svg:y2="-0.1cm">
          <text:p/>
        </draw:line>
        <draw:line draw:name="Gerade Verbindung 61" draw:style-name="Mgr9" draw:text-style-name="MP7" draw:layer="layout" svg:x1="1.741cm" svg:y1="19.15cm" svg:x2="1.742cm" svg:y2="19.65cm">
          <text:p/>
        </draw:line>
        <draw:line draw:name="Gerade Verbindung 62" draw:style-name="Mgr9" draw:text-style-name="MP7" draw:layer="layout" svg:x1="16.942cm" svg:y1="19.15cm" svg:x2="16.943cm" svg:y2="19.65cm">
          <text:p/>
        </draw:line>
        <draw:line draw:name="Gerade Verbindung 63" draw:style-name="Mgr9" draw:text-style-name="MP7" draw:layer="layout" svg:x1="17.339cm" svg:y1="19.15cm" svg:x2="17.34cm" svg:y2="19.65cm">
          <text:p/>
        </draw:line>
        <draw:line draw:name="Gerade Verbindung 64" draw:style-name="Mgr9" draw:text-style-name="MP7" draw:layer="layout" svg:x1="24.542cm" svg:y1="19.15cm" svg:x2="24.543cm" svg:y2="19.65cm">
          <text:p/>
        </draw:line>
        <draw:line draw:name="Gerade Verbindung 65" draw:style-name="Mgr9" draw:text-style-name="MP7" draw:layer="layout" svg:x1="32.543cm" svg:y1="19.15cm" svg:x2="32.544cm" svg:y2="19.65cm">
          <text:p/>
        </draw:line>
        <draw:line draw:name="Gerade Verbindung 66" draw:style-name="Mgr9" draw:text-style-name="MP7" draw:layer="layout" svg:x1="-0.099cm" svg:y1="0.924cm" svg:x2="-0.599cm" svg:y2="0.925cm">
          <text:p/>
        </draw:line>
        <draw:line draw:name="Gerade Verbindung 67" draw:style-name="Mgr9" draw:text-style-name="MP7" draw:layer="layout" svg:x1="-0.099cm" svg:y1="2.718cm" svg:x2="-0.599cm" svg:y2="2.719cm">
          <text:p/>
        </draw:line>
        <draw:line draw:name="Gerade Verbindung 68" draw:style-name="Mgr9" draw:text-style-name="MP7" draw:layer="layout" svg:x1="-0.099cm" svg:y1="3.917cm" svg:x2="-0.599cm" svg:y2="3.918cm">
          <text:p/>
        </draw:line>
        <draw:line draw:name="Gerade Verbindung 69" draw:style-name="Mgr9" draw:text-style-name="MP7" draw:layer="layout" svg:x1="-0.099cm" svg:y1="10.319cm" svg:x2="-0.599cm" svg:y2="10.32cm">
          <text:p/>
        </draw:line>
        <draw:line draw:name="Gerade Verbindung 70" draw:style-name="Mgr9" draw:text-style-name="MP7" draw:layer="layout" svg:x1="-0.099cm" svg:y1="10.716cm" svg:x2="-0.599cm" svg:y2="10.717cm">
          <text:p/>
        </draw:line>
        <draw:line draw:name="Gerade Verbindung 71" draw:style-name="Mgr9" draw:text-style-name="MP7" draw:layer="layout" svg:x1="-0.099cm" svg:y1="17.116cm" svg:x2="-0.599cm" svg:y2="17.117cm">
          <text:p/>
        </draw:line>
        <draw:line draw:name="Gerade Verbindung 72" draw:style-name="Mgr9" draw:text-style-name="MP7" draw:layer="layout" svg:x1="-0.099cm" svg:y1="4.919cm" svg:x2="-0.599cm" svg:y2="4.92cm">
          <text:p/>
        </draw:line>
        <draw:line draw:name="Gerade Verbindung 73" draw:style-name="Mgr9" draw:text-style-name="MP7" draw:layer="layout" svg:x1="-0.099cm" svg:y1="16.124cm" svg:x2="-0.599cm" svg:y2="16.125cm">
          <text:p/>
        </draw:line>
        <draw:line draw:name="Gerade Verbindung 74" draw:style-name="Mgr9" draw:text-style-name="MP7" draw:layer="layout" svg:x1="34.48cm" svg:y1="0.924cm" svg:x2="33.98cm" svg:y2="0.925cm">
          <text:p/>
        </draw:line>
        <draw:line draw:name="Gerade Verbindung 75" draw:style-name="Mgr9" draw:text-style-name="MP7" draw:layer="layout" svg:x1="34.48cm" svg:y1="2.718cm" svg:x2="33.98cm" svg:y2="2.719cm">
          <text:p/>
        </draw:line>
        <draw:line draw:name="Gerade Verbindung 76" draw:style-name="Mgr9" draw:text-style-name="MP7" draw:layer="layout" svg:x1="34.48cm" svg:y1="3.917cm" svg:x2="33.98cm" svg:y2="3.918cm">
          <text:p/>
        </draw:line>
        <draw:line draw:name="Gerade Verbindung 77" draw:style-name="Mgr9" draw:text-style-name="MP7" draw:layer="layout" svg:x1="34.48cm" svg:y1="10.319cm" svg:x2="33.98cm" svg:y2="10.32cm">
          <text:p/>
        </draw:line>
        <draw:line draw:name="Gerade Verbindung 78" draw:style-name="Mgr9" draw:text-style-name="MP7" draw:layer="layout" svg:x1="34.48cm" svg:y1="10.716cm" svg:x2="33.98cm" svg:y2="10.717cm">
          <text:p/>
        </draw:line>
        <draw:line draw:name="Gerade Verbindung 79" draw:style-name="Mgr9" draw:text-style-name="MP7" draw:layer="layout" svg:x1="34.48cm" svg:y1="17.116cm" svg:x2="33.98cm" svg:y2="17.117cm">
          <text:p/>
        </draw:line>
        <draw:line draw:name="Gerade Verbindung 80" draw:style-name="Mgr9" draw:text-style-name="MP7" draw:layer="layout" svg:x1="34.48cm" svg:y1="4.919cm" svg:x2="33.98cm" svg:y2="4.92cm">
          <text:p/>
        </draw:line>
        <draw:line draw:name="Gerade Verbindung 81" draw:style-name="Mgr9" draw:text-style-name="MP7" draw:layer="layout" svg:x1="34.48cm" svg:y1="16.124cm" svg:x2="33.98cm" svg:y2="16.125cm">
          <text:p/>
        </draw:line>
      </draw:g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frame draw:style-name="Mgr3" draw:text-style-name="MP5" draw:layer="backgroundobjects" svg:width="5.979cm" svg:height="2.775cm" svg:x="26.821cm" svg:y="0.966cm">
        <draw:image xlink:href="Pictures/1000000000000B5F0000054772BD72A13DC187B7.png" xlink:type="simple" xlink:show="embed" xlink:actuate="onLoad" loext:mime-type="image/png">
          <text:p/>
        </draw:image>
      </draw:frame>
      <draw:frame draw:name="Titel 1" presentation:style-name="Mpr3" draw:text-style-name="MP16" draw:layer="backgroundobjects" svg:width="17.999cm" svg:height="7.697cm" svg:x="1.743cm" svg:y="8.421cm" presentation:class="title" presentation:user-transformed="true">
        <draw:text-box>
          <text:p text:style-name="MP15"><text:span text:style-name="MT5">Title of the presentation</text:span></text:p>
        </draw:text-box>
      </draw:frame>
      <presentation:notes style:page-layout-name="PM2">
        <draw:page-thumbnail presentation:style-name="Title_20_picture_20_1-title" draw:layer="backgroundobjects" svg:width="19.798cm" svg:height="11.136cm" svg:x="0.6cm" svg:y="2.257cm" presentation:class="page"/>
        <draw:frame presentation:style-name="Title_20_picture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1__5f_Free_20_Content" style:display-name="1_Free Content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custom-shape draw:name="cdtRectangle 12 Id15" draw:style-name="Mgr4" draw:text-style-name="MP6" draw:layer="backgroundobjects" svg:width="33.883cm" svg:height="3.5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dtMasterTags_CL1 Id3072" draw:style-name="Mgr5" draw:text-style-name="MP7" draw:layer="backgroundobjects" svg:x1="0cm" svg:y1="0cm" svg:x2="0.001cm" svg:y2="0.001cm">
        <text:p/>
      </draw:line>
      <draw:line draw:name="cdtMasterTags_CL2 Id3073" draw:style-name="Mgr5" draw:text-style-name="MP7" draw:layer="backgroundobjects" svg:x1="0cm" svg:y1="0cm" svg:x2="0.001cm" svg:y2="0.001cm">
        <text:p/>
      </draw:line>
      <draw:line draw:name="cdtMasterTags_CL3 Id3074" draw:style-name="Mgr5" draw:text-style-name="MP7" draw:layer="backgroundobjects" svg:x1="0cm" svg:y1="0cm" svg:x2="0.001cm" svg:y2="0.001cm">
        <text:p/>
      </draw:line>
      <draw:line draw:name="cdtMasterTags_CL4 Id3075" draw:style-name="Mgr5" draw:text-style-name="MP7" draw:layer="backgroundobjects" svg:x1="0cm" svg:y1="0cm" svg:x2="0.001cm" svg:y2="0.001cm">
        <text:p/>
      </draw:line>
      <draw:line draw:name="cdtMasterTags_CL5 Id3076" draw:style-name="Mgr5" draw:text-style-name="MP7" draw:layer="backgroundobjects" svg:x1="0cm" svg:y1="0cm" svg:x2="0.001cm" svg:y2="0.001cm">
        <text:p/>
      </draw:line>
      <draw:line draw:name="cdtMasterTags_CL6 Id3077" draw:style-name="Mgr5" draw:text-style-name="MP7" draw:layer="backgroundobjects" svg:x1="0cm" svg:y1="0cm" svg:x2="0.001cm" svg:y2="0.001cm">
        <text:p/>
      </draw:line>
      <draw:line draw:name="cdtMasterTags_CL7 Id3080" draw:style-name="Mgr5" draw:text-style-name="MP7" draw:layer="backgroundobjects" svg:x1="0cm" svg:y1="0cm" svg:x2="0.001cm" svg:y2="0.001cm">
        <text:p/>
      </draw:line>
      <draw:line draw:name="cdtMasterTags_CL8 Id3081" draw:style-name="Mgr5" draw:text-style-name="MP7" draw:layer="backgroundobjects" svg:x1="0cm" svg:y1="0cm" svg:x2="0.001cm" svg:y2="0.001cm">
        <text:p/>
      </draw:line>
      <draw:line draw:name="cdtMasterTags_CL9 Id3082" draw:style-name="Mgr5" draw:text-style-name="MP7" draw:layer="backgroundobjects" svg:x1="0cm" svg:y1="0cm" svg:x2="0.001cm" svg:y2="0.001cm">
        <text:p/>
      </draw:line>
      <draw:line draw:name="cdtMasterTags_CL10 Id3083" draw:style-name="Mgr5" draw:text-style-name="MP7" draw:layer="backgroundobjects" svg:x1="0cm" svg:y1="0cm" svg:x2="0.001cm" svg:y2="0.001cm">
        <text:p/>
      </draw:line>
      <draw:line draw:name="cdtMasterTags_CL11 Id3084" draw:style-name="Mgr5" draw:text-style-name="MP7" draw:layer="backgroundobjects" svg:x1="0cm" svg:y1="0cm" svg:x2="0.001cm" svg:y2="0.001cm">
        <text:p/>
      </draw:line>
      <draw:line draw:name="cdtMasterTags_CL12 Id3085" draw:style-name="Mgr5" draw:text-style-name="MP7" draw:layer="backgroundobjects" svg:x1="0cm" svg:y1="0cm" svg:x2="0.001cm" svg:y2="0.001cm">
        <text:p/>
      </draw:line>
      <draw:line draw:name="cdtMasterTags_CL13 Id3086" draw:style-name="Mgr5" draw:text-style-name="MP7" draw:layer="backgroundobjects" svg:x1="0cm" svg:y1="0cm" svg:x2="0.001cm" svg:y2="0.001cm">
        <text:p/>
      </draw:line>
      <draw:line draw:name="cdtMasterTags_CL14 Id3087" draw:style-name="Mgr5" draw:text-style-name="MP7" draw:layer="backgroundobjects" svg:x1="0cm" svg:y1="0cm" svg:x2="0.001cm" svg:y2="0.001cm">
        <text:p/>
      </draw:line>
      <draw:line draw:name="cdtMasterTags_CL15 Id3088" draw:style-name="Mgr5" draw:text-style-name="MP7" draw:layer="backgroundobjects" svg:x1="0cm" svg:y1="0cm" svg:x2="0.001cm" svg:y2="0.001cm">
        <text:p/>
      </draw:line>
      <draw:line draw:name="cdtMasterTags_CL16 Id3089" draw:style-name="Mgr5" draw:text-style-name="MP7" draw:layer="backgroundobjects" svg:x1="0cm" svg:y1="0cm" svg:x2="0.001cm" svg:y2="0.001cm">
        <text:p/>
      </draw:line>
      <draw:line draw:name="cdtMasterTags_CL17 Id3090" draw:style-name="Mgr5" draw:text-style-name="MP7" draw:layer="backgroundobjects" svg:x1="0cm" svg:y1="0cm" svg:x2="0.001cm" svg:y2="0.001cm">
        <text:p/>
      </draw:line>
      <draw:line draw:name="cdtMasterTags_CL18 Id3091" draw:style-name="Mgr5" draw:text-style-name="MP7" draw:layer="backgroundobjects" svg:x1="0cm" svg:y1="0cm" svg:x2="0.001cm" svg:y2="0.001cm">
        <text:p/>
      </draw:line>
      <draw:line draw:name="cdtMasterTags_CL19 Id3092" draw:style-name="Mgr5" draw:text-style-name="MP7" draw:layer="backgroundobjects" svg:x1="0cm" svg:y1="0cm" svg:x2="0.001cm" svg:y2="0.001cm">
        <text:p/>
      </draw:line>
      <draw:line draw:name="cdtMasterTags_CL20 Id3093" draw:style-name="Mgr5" draw:text-style-name="MP7" draw:layer="backgroundobjects" svg:x1="0cm" svg:y1="0cm" svg:x2="0.001cm" svg:y2="0.001cm">
        <text:p/>
      </draw:line>
      <draw:line draw:name="cdtMasterTags_CL21 Id3094" draw:style-name="Mgr5" draw:text-style-name="MP7" draw:layer="backgroundobjects" svg:x1="0cm" svg:y1="0cm" svg:x2="0.001cm" svg:y2="0.001cm">
        <text:p/>
      </draw:line>
      <draw:line draw:name="cdtMasterTags_CL22 Id3095" draw:style-name="Mgr5" draw:text-style-name="MP7" draw:layer="backgroundobjects" svg:x1="0cm" svg:y1="0cm" svg:x2="0.001cm" svg:y2="0.001cm">
        <text:p/>
      </draw:line>
      <draw:line draw:name="cdtMasterTags" draw:style-name="Mgr5" draw:text-style-name="MP7" draw:layer="backgroundobjects" svg:x1="0cm" svg:y1="0cm" svg:x2="0.001cm" svg:y2="0.001cm">
        <text:p/>
      </draw:line>
      <draw:custom-shape draw:name="cdtTextBox 12 Id17" draw:style-name="Mgr6" draw:text-style-name="MP6" draw:layer="backgroundobjects" svg:width="8.64cm" svg:height="0.722cm" svg:x="0.794cm" svg:y="18.327cm">
        <text:p text:style-name="MP8"><text:span text:style-name="MT2">Copyright 2019 The </text:span><text:span text:style-name="MT6">tooling</text:span><text:span text:style-name="MT2"> </text:span><text:span text:style-name="MT7">working</text:span><text:span text:style-name="MT2"> </text:span><text:span text:style-name="MT7">group</text:span><text:span text:style-name="MT2"> 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1 Id18" draw:style-name="Mgr7" draw:text-style-name="MP6" draw:layer="backgroundobjects" svg:width="7.632cm" svg:height="0.722cm" svg:x="13.522cm" svg:y="18.333cm">
        <text:p text:style-name="MP8"><text:span text:style-name="MT7">Licensed</text:span><text:span text:style-name="MT2"> </text:span><text:span text:style-name="MT7">under</text:span><text:span text:style-name="MT2"> CC-BY-SA-4.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3 Id19" draw:style-name="Mgr8" draw:text-style-name="MP6" draw:layer="backgroundobjects" svg:width="23.362cm" svg:height="0.722cm" svg:x="10.522cm" svg:y="18.327cm">
        <text:p text:style-name="MP9"><text:span text:style-name="MT7">Put Presenter/Author he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en 4">
        <draw:line draw:name="Gerade Verbindung 2" draw:style-name="Mgr9" draw:text-style-name="MP7" draw:layer="layout" svg:x1="1.741cm" svg:y1="-0.6cm" svg:x2="1.742cm" svg:y2="-0.1cm">
          <text:p/>
        </draw:line>
        <draw:line draw:name="Gerade Verbindung 35" draw:style-name="Mgr9" draw:text-style-name="MP7" draw:layer="layout" svg:x1="16.942cm" svg:y1="-0.6cm" svg:x2="16.943cm" svg:y2="-0.1cm">
          <text:p/>
        </draw:line>
        <draw:line draw:name="Gerade Verbindung 36" draw:style-name="Mgr9" draw:text-style-name="MP7" draw:layer="layout" svg:x1="17.339cm" svg:y1="-0.6cm" svg:x2="17.34cm" svg:y2="-0.1cm">
          <text:p/>
        </draw:line>
        <draw:line draw:name="Gerade Verbindung 37" draw:style-name="Mgr9" draw:text-style-name="MP7" draw:layer="layout" svg:x1="24.542cm" svg:y1="-0.6cm" svg:x2="24.543cm" svg:y2="-0.1cm">
          <text:p/>
        </draw:line>
        <draw:line draw:name="Gerade Verbindung 38" draw:style-name="Mgr9" draw:text-style-name="MP7" draw:layer="layout" svg:x1="32.543cm" svg:y1="-0.6cm" svg:x2="32.544cm" svg:y2="-0.1cm">
          <text:p/>
        </draw:line>
        <draw:line draw:name="Gerade Verbindung 51" draw:style-name="Mgr9" draw:text-style-name="MP7" draw:layer="layout" svg:x1="1.741cm" svg:y1="19.15cm" svg:x2="1.742cm" svg:y2="19.65cm">
          <text:p/>
        </draw:line>
        <draw:line draw:name="Gerade Verbindung 52" draw:style-name="Mgr9" draw:text-style-name="MP7" draw:layer="layout" svg:x1="16.942cm" svg:y1="19.15cm" svg:x2="16.943cm" svg:y2="19.65cm">
          <text:p/>
        </draw:line>
        <draw:line draw:name="Gerade Verbindung 53" draw:style-name="Mgr9" draw:text-style-name="MP7" draw:layer="layout" svg:x1="17.339cm" svg:y1="19.15cm" svg:x2="17.34cm" svg:y2="19.65cm">
          <text:p/>
        </draw:line>
        <draw:line draw:name="Gerade Verbindung 54" draw:style-name="Mgr9" draw:text-style-name="MP7" draw:layer="layout" svg:x1="24.542cm" svg:y1="19.15cm" svg:x2="24.543cm" svg:y2="19.65cm">
          <text:p/>
        </draw:line>
        <draw:line draw:name="Gerade Verbindung 55" draw:style-name="Mgr9" draw:text-style-name="MP7" draw:layer="layout" svg:x1="32.543cm" svg:y1="19.15cm" svg:x2="32.544cm" svg:y2="19.65cm">
          <text:p/>
        </draw:line>
        <draw:line draw:name="Gerade Verbindung 56" draw:style-name="Mgr9" draw:text-style-name="MP7" draw:layer="layout" svg:x1="-0.099cm" svg:y1="0.924cm" svg:x2="-0.599cm" svg:y2="0.925cm">
          <text:p/>
        </draw:line>
        <draw:line draw:name="Gerade Verbindung 57" draw:style-name="Mgr9" draw:text-style-name="MP7" draw:layer="layout" svg:x1="-0.099cm" svg:y1="2.718cm" svg:x2="-0.599cm" svg:y2="2.719cm">
          <text:p/>
        </draw:line>
        <draw:line draw:name="Gerade Verbindung 58" draw:style-name="Mgr9" draw:text-style-name="MP7" draw:layer="layout" svg:x1="-0.099cm" svg:y1="3.917cm" svg:x2="-0.599cm" svg:y2="3.918cm">
          <text:p/>
        </draw:line>
        <draw:line draw:name="Gerade Verbindung 59" draw:style-name="Mgr9" draw:text-style-name="MP7" draw:layer="layout" svg:x1="-0.099cm" svg:y1="10.319cm" svg:x2="-0.599cm" svg:y2="10.32cm">
          <text:p/>
        </draw:line>
        <draw:line draw:name="Gerade Verbindung 60" draw:style-name="Mgr9" draw:text-style-name="MP7" draw:layer="layout" svg:x1="-0.099cm" svg:y1="10.716cm" svg:x2="-0.599cm" svg:y2="10.717cm">
          <text:p/>
        </draw:line>
        <draw:line draw:name="Gerade Verbindung 61" draw:style-name="Mgr9" draw:text-style-name="MP7" draw:layer="layout" svg:x1="-0.099cm" svg:y1="17.116cm" svg:x2="-0.599cm" svg:y2="17.117cm">
          <text:p/>
        </draw:line>
        <draw:line draw:name="Gerade Verbindung 66" draw:style-name="Mgr9" draw:text-style-name="MP7" draw:layer="layout" svg:x1="-0.099cm" svg:y1="4.919cm" svg:x2="-0.599cm" svg:y2="4.92cm">
          <text:p/>
        </draw:line>
        <draw:line draw:name="Gerade Verbindung 67" draw:style-name="Mgr9" draw:text-style-name="MP7" draw:layer="layout" svg:x1="-0.099cm" svg:y1="16.124cm" svg:x2="-0.599cm" svg:y2="16.125cm">
          <text:p/>
        </draw:line>
        <draw:line draw:name="Gerade Verbindung 68" draw:style-name="Mgr9" draw:text-style-name="MP7" draw:layer="layout" svg:x1="34.48cm" svg:y1="0.924cm" svg:x2="33.98cm" svg:y2="0.925cm">
          <text:p/>
        </draw:line>
        <draw:line draw:name="Gerade Verbindung 69" draw:style-name="Mgr9" draw:text-style-name="MP7" draw:layer="layout" svg:x1="34.48cm" svg:y1="2.718cm" svg:x2="33.98cm" svg:y2="2.719cm">
          <text:p/>
        </draw:line>
        <draw:line draw:name="Gerade Verbindung 70" draw:style-name="Mgr9" draw:text-style-name="MP7" draw:layer="layout" svg:x1="34.48cm" svg:y1="3.917cm" svg:x2="33.98cm" svg:y2="3.918cm">
          <text:p/>
        </draw:line>
        <draw:line draw:name="Gerade Verbindung 71" draw:style-name="Mgr9" draw:text-style-name="MP7" draw:layer="layout" svg:x1="34.48cm" svg:y1="10.319cm" svg:x2="33.98cm" svg:y2="10.32cm">
          <text:p/>
        </draw:line>
        <draw:line draw:name="Gerade Verbindung 72" draw:style-name="Mgr9" draw:text-style-name="MP7" draw:layer="layout" svg:x1="34.48cm" svg:y1="10.716cm" svg:x2="33.98cm" svg:y2="10.717cm">
          <text:p/>
        </draw:line>
        <draw:line draw:name="Gerade Verbindung 73" draw:style-name="Mgr9" draw:text-style-name="MP7" draw:layer="layout" svg:x1="34.48cm" svg:y1="17.116cm" svg:x2="33.98cm" svg:y2="17.117cm">
          <text:p/>
        </draw:line>
        <draw:line draw:name="Gerade Verbindung 74" draw:style-name="Mgr9" draw:text-style-name="MP7" draw:layer="layout" svg:x1="34.48cm" svg:y1="4.919cm" svg:x2="33.98cm" svg:y2="4.92cm">
          <text:p/>
        </draw:line>
        <draw:line draw:name="Gerade Verbindung 75" draw:style-name="Mgr9" draw:text-style-name="MP7" draw:layer="layout" svg:x1="34.48cm" svg:y1="16.124cm" svg:x2="33.98cm" svg:y2="16.125cm">
          <text:p/>
        </draw:line>
      </draw:g>
      <draw:frame draw:name="Titel 1" presentation:style-name="Mpr6" draw:text-style-name="MP17" draw:layer="backgroundobjects" svg:width="33.883cm" svg:height="3.522cm" svg:x="0cm" svg:y="0.007cm" presentation:class="title" presentation:user-transformed="true">
        <draw:text-box>
          <text:p text:style-name="MP15"><text:span text:style-name="MT8">Click to add core message of slide</text:span></text:p>
        </draw:text-box>
      </draw:frame>
      <draw:frame draw:name="Textplatzhalter 3" presentation:style-name="Mpr7" draw:text-style-name="MP18" draw:layer="backgroundobjects" svg:width="30.801cm" svg:height="11.049cm" svg:x="1.742cm" svg:y="3.925cm" presentation:class="outline" presentation:user-transformed="true">
        <draw:text-box>
          <text:list text:style-name="ML2">
            <text:list-item>
              <text:p text:style-name="MP13"><text:span text:style-name="MT9">Title (description of slide content), Arial 14 pt, maximum of 1 line</text:span></text:p>
            </text:list-item>
          </text:list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frame draw:style-name="Mgr3" draw:text-style-name="MP5" draw:layer="backgroundobjects" svg:width="5.979cm" svg:height="2.775cm" svg:x="26.822cm" svg:y="0.967cm">
        <draw:image xlink:href="Pictures/1000000000000B5F0000054772BD72A13DC187B7.png" xlink:type="simple" xlink:show="embed" xlink:actuate="onLoad" loext:mime-type="image/png">
          <text:p/>
        </draw:image>
      </draw:frame>
      <presentation:notes style:page-layout-name="PM2">
        <draw:page-thumbnail presentation:style-name="_31__5f_Free_20_Content-title" draw:layer="backgroundobjects" svg:width="19.808cm" svg:height="11.136cm" svg:x="0.595cm" svg:y="2.257cm" presentation:class="page"/>
        <draw:frame presentation:style-name="_31__5f_Free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custom-shape draw:name="cdtRectangle 12 Id15" draw:style-name="Mgr4" draw:text-style-name="MP6" draw:layer="backgroundobjects" svg:width="33.883cm" svg:height="3.5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dtMasterTags_CL1 Id3072" draw:style-name="Mgr5" draw:text-style-name="MP7" draw:layer="backgroundobjects" svg:x1="0cm" svg:y1="0cm" svg:x2="0.001cm" svg:y2="0.001cm">
        <text:p/>
      </draw:line>
      <draw:line draw:name="cdtMasterTags_CL2 Id3073" draw:style-name="Mgr5" draw:text-style-name="MP7" draw:layer="backgroundobjects" svg:x1="0cm" svg:y1="0cm" svg:x2="0.001cm" svg:y2="0.001cm">
        <text:p/>
      </draw:line>
      <draw:line draw:name="cdtMasterTags_CL3 Id3074" draw:style-name="Mgr5" draw:text-style-name="MP7" draw:layer="backgroundobjects" svg:x1="0cm" svg:y1="0cm" svg:x2="0.001cm" svg:y2="0.001cm">
        <text:p/>
      </draw:line>
      <draw:line draw:name="cdtMasterTags_CL4 Id3075" draw:style-name="Mgr5" draw:text-style-name="MP7" draw:layer="backgroundobjects" svg:x1="0cm" svg:y1="0cm" svg:x2="0.001cm" svg:y2="0.001cm">
        <text:p/>
      </draw:line>
      <draw:line draw:name="cdtMasterTags_CL5 Id3076" draw:style-name="Mgr5" draw:text-style-name="MP7" draw:layer="backgroundobjects" svg:x1="0cm" svg:y1="0cm" svg:x2="0.001cm" svg:y2="0.001cm">
        <text:p/>
      </draw:line>
      <draw:line draw:name="cdtMasterTags_CL6 Id3077" draw:style-name="Mgr5" draw:text-style-name="MP7" draw:layer="backgroundobjects" svg:x1="0cm" svg:y1="0cm" svg:x2="0.001cm" svg:y2="0.001cm">
        <text:p/>
      </draw:line>
      <draw:line draw:name="cdtMasterTags_CL7 Id3080" draw:style-name="Mgr5" draw:text-style-name="MP7" draw:layer="backgroundobjects" svg:x1="0cm" svg:y1="0cm" svg:x2="0.001cm" svg:y2="0.001cm">
        <text:p/>
      </draw:line>
      <draw:line draw:name="cdtMasterTags_CL8 Id3081" draw:style-name="Mgr5" draw:text-style-name="MP7" draw:layer="backgroundobjects" svg:x1="0cm" svg:y1="0cm" svg:x2="0.001cm" svg:y2="0.001cm">
        <text:p/>
      </draw:line>
      <draw:line draw:name="cdtMasterTags_CL9 Id3082" draw:style-name="Mgr5" draw:text-style-name="MP7" draw:layer="backgroundobjects" svg:x1="0cm" svg:y1="0cm" svg:x2="0.001cm" svg:y2="0.001cm">
        <text:p/>
      </draw:line>
      <draw:line draw:name="cdtMasterTags_CL10 Id3083" draw:style-name="Mgr5" draw:text-style-name="MP7" draw:layer="backgroundobjects" svg:x1="0cm" svg:y1="0cm" svg:x2="0.001cm" svg:y2="0.001cm">
        <text:p/>
      </draw:line>
      <draw:line draw:name="cdtMasterTags_CL11 Id3084" draw:style-name="Mgr5" draw:text-style-name="MP7" draw:layer="backgroundobjects" svg:x1="0cm" svg:y1="0cm" svg:x2="0.001cm" svg:y2="0.001cm">
        <text:p/>
      </draw:line>
      <draw:line draw:name="cdtMasterTags_CL12 Id3085" draw:style-name="Mgr5" draw:text-style-name="MP7" draw:layer="backgroundobjects" svg:x1="0cm" svg:y1="0cm" svg:x2="0.001cm" svg:y2="0.001cm">
        <text:p/>
      </draw:line>
      <draw:line draw:name="cdtMasterTags_CL13 Id3086" draw:style-name="Mgr5" draw:text-style-name="MP7" draw:layer="backgroundobjects" svg:x1="0cm" svg:y1="0cm" svg:x2="0.001cm" svg:y2="0.001cm">
        <text:p/>
      </draw:line>
      <draw:line draw:name="cdtMasterTags_CL14 Id3087" draw:style-name="Mgr5" draw:text-style-name="MP7" draw:layer="backgroundobjects" svg:x1="0cm" svg:y1="0cm" svg:x2="0.001cm" svg:y2="0.001cm">
        <text:p/>
      </draw:line>
      <draw:line draw:name="cdtMasterTags_CL15 Id3088" draw:style-name="Mgr5" draw:text-style-name="MP7" draw:layer="backgroundobjects" svg:x1="0cm" svg:y1="0cm" svg:x2="0.001cm" svg:y2="0.001cm">
        <text:p/>
      </draw:line>
      <draw:line draw:name="cdtMasterTags_CL16 Id3089" draw:style-name="Mgr5" draw:text-style-name="MP7" draw:layer="backgroundobjects" svg:x1="0cm" svg:y1="0cm" svg:x2="0.001cm" svg:y2="0.001cm">
        <text:p/>
      </draw:line>
      <draw:line draw:name="cdtMasterTags_CL17 Id3090" draw:style-name="Mgr5" draw:text-style-name="MP7" draw:layer="backgroundobjects" svg:x1="0cm" svg:y1="0cm" svg:x2="0.001cm" svg:y2="0.001cm">
        <text:p/>
      </draw:line>
      <draw:line draw:name="cdtMasterTags_CL18 Id3091" draw:style-name="Mgr5" draw:text-style-name="MP7" draw:layer="backgroundobjects" svg:x1="0cm" svg:y1="0cm" svg:x2="0.001cm" svg:y2="0.001cm">
        <text:p/>
      </draw:line>
      <draw:line draw:name="cdtMasterTags_CL19 Id3092" draw:style-name="Mgr5" draw:text-style-name="MP7" draw:layer="backgroundobjects" svg:x1="0cm" svg:y1="0cm" svg:x2="0.001cm" svg:y2="0.001cm">
        <text:p/>
      </draw:line>
      <draw:line draw:name="cdtMasterTags_CL20 Id3093" draw:style-name="Mgr5" draw:text-style-name="MP7" draw:layer="backgroundobjects" svg:x1="0cm" svg:y1="0cm" svg:x2="0.001cm" svg:y2="0.001cm">
        <text:p/>
      </draw:line>
      <draw:line draw:name="cdtMasterTags_CL21 Id3094" draw:style-name="Mgr5" draw:text-style-name="MP7" draw:layer="backgroundobjects" svg:x1="0cm" svg:y1="0cm" svg:x2="0.001cm" svg:y2="0.001cm">
        <text:p/>
      </draw:line>
      <draw:line draw:name="cdtMasterTags_CL22 Id3095" draw:style-name="Mgr5" draw:text-style-name="MP7" draw:layer="backgroundobjects" svg:x1="0cm" svg:y1="0cm" svg:x2="0.001cm" svg:y2="0.001cm">
        <text:p/>
      </draw:line>
      <draw:line draw:name="cdtMasterTags" draw:style-name="Mgr5" draw:text-style-name="MP7" draw:layer="backgroundobjects" svg:x1="0cm" svg:y1="0cm" svg:x2="0.001cm" svg:y2="0.001cm">
        <text:p/>
      </draw:line>
      <draw:g draw:name="Gruppieren 4">
        <draw:line draw:name="Gerade Verbindung 2" draw:style-name="Mgr9" draw:text-style-name="MP7" draw:layer="layout" svg:x1="1.741cm" svg:y1="-0.6cm" svg:x2="1.742cm" svg:y2="-0.1cm">
          <text:p/>
        </draw:line>
        <draw:line draw:name="Gerade Verbindung 35" draw:style-name="Mgr9" draw:text-style-name="MP7" draw:layer="layout" svg:x1="16.942cm" svg:y1="-0.6cm" svg:x2="16.943cm" svg:y2="-0.1cm">
          <text:p/>
        </draw:line>
        <draw:line draw:name="Gerade Verbindung 36" draw:style-name="Mgr9" draw:text-style-name="MP7" draw:layer="layout" svg:x1="17.339cm" svg:y1="-0.6cm" svg:x2="17.34cm" svg:y2="-0.1cm">
          <text:p/>
        </draw:line>
        <draw:line draw:name="Gerade Verbindung 37" draw:style-name="Mgr9" draw:text-style-name="MP7" draw:layer="layout" svg:x1="24.542cm" svg:y1="-0.6cm" svg:x2="24.543cm" svg:y2="-0.1cm">
          <text:p/>
        </draw:line>
        <draw:line draw:name="Gerade Verbindung 38" draw:style-name="Mgr9" draw:text-style-name="MP7" draw:layer="layout" svg:x1="32.543cm" svg:y1="-0.6cm" svg:x2="32.544cm" svg:y2="-0.1cm">
          <text:p/>
        </draw:line>
        <draw:line draw:name="Gerade Verbindung 51" draw:style-name="Mgr9" draw:text-style-name="MP7" draw:layer="layout" svg:x1="1.741cm" svg:y1="19.15cm" svg:x2="1.742cm" svg:y2="19.65cm">
          <text:p/>
        </draw:line>
        <draw:line draw:name="Gerade Verbindung 52" draw:style-name="Mgr9" draw:text-style-name="MP7" draw:layer="layout" svg:x1="16.942cm" svg:y1="19.15cm" svg:x2="16.943cm" svg:y2="19.65cm">
          <text:p/>
        </draw:line>
        <draw:line draw:name="Gerade Verbindung 53" draw:style-name="Mgr9" draw:text-style-name="MP7" draw:layer="layout" svg:x1="17.339cm" svg:y1="19.15cm" svg:x2="17.34cm" svg:y2="19.65cm">
          <text:p/>
        </draw:line>
        <draw:line draw:name="Gerade Verbindung 54" draw:style-name="Mgr9" draw:text-style-name="MP7" draw:layer="layout" svg:x1="24.542cm" svg:y1="19.15cm" svg:x2="24.543cm" svg:y2="19.65cm">
          <text:p/>
        </draw:line>
        <draw:line draw:name="Gerade Verbindung 55" draw:style-name="Mgr9" draw:text-style-name="MP7" draw:layer="layout" svg:x1="32.543cm" svg:y1="19.15cm" svg:x2="32.544cm" svg:y2="19.65cm">
          <text:p/>
        </draw:line>
        <draw:line draw:name="Gerade Verbindung 56" draw:style-name="Mgr9" draw:text-style-name="MP7" draw:layer="layout" svg:x1="-0.099cm" svg:y1="0.924cm" svg:x2="-0.599cm" svg:y2="0.925cm">
          <text:p/>
        </draw:line>
        <draw:line draw:name="Gerade Verbindung 57" draw:style-name="Mgr9" draw:text-style-name="MP7" draw:layer="layout" svg:x1="-0.099cm" svg:y1="2.718cm" svg:x2="-0.599cm" svg:y2="2.719cm">
          <text:p/>
        </draw:line>
        <draw:line draw:name="Gerade Verbindung 58" draw:style-name="Mgr9" draw:text-style-name="MP7" draw:layer="layout" svg:x1="-0.099cm" svg:y1="3.917cm" svg:x2="-0.599cm" svg:y2="3.918cm">
          <text:p/>
        </draw:line>
        <draw:line draw:name="Gerade Verbindung 59" draw:style-name="Mgr9" draw:text-style-name="MP7" draw:layer="layout" svg:x1="-0.099cm" svg:y1="10.319cm" svg:x2="-0.599cm" svg:y2="10.32cm">
          <text:p/>
        </draw:line>
        <draw:line draw:name="Gerade Verbindung 60" draw:style-name="Mgr9" draw:text-style-name="MP7" draw:layer="layout" svg:x1="-0.099cm" svg:y1="10.716cm" svg:x2="-0.599cm" svg:y2="10.717cm">
          <text:p/>
        </draw:line>
        <draw:line draw:name="Gerade Verbindung 61" draw:style-name="Mgr9" draw:text-style-name="MP7" draw:layer="layout" svg:x1="-0.099cm" svg:y1="17.116cm" svg:x2="-0.599cm" svg:y2="17.117cm">
          <text:p/>
        </draw:line>
        <draw:line draw:name="Gerade Verbindung 66" draw:style-name="Mgr9" draw:text-style-name="MP7" draw:layer="layout" svg:x1="-0.099cm" svg:y1="4.919cm" svg:x2="-0.599cm" svg:y2="4.92cm">
          <text:p/>
        </draw:line>
        <draw:line draw:name="Gerade Verbindung 67" draw:style-name="Mgr9" draw:text-style-name="MP7" draw:layer="layout" svg:x1="-0.099cm" svg:y1="16.124cm" svg:x2="-0.599cm" svg:y2="16.125cm">
          <text:p/>
        </draw:line>
        <draw:line draw:name="Gerade Verbindung 68" draw:style-name="Mgr9" draw:text-style-name="MP7" draw:layer="layout" svg:x1="34.48cm" svg:y1="0.924cm" svg:x2="33.98cm" svg:y2="0.925cm">
          <text:p/>
        </draw:line>
        <draw:line draw:name="Gerade Verbindung 69" draw:style-name="Mgr9" draw:text-style-name="MP7" draw:layer="layout" svg:x1="34.48cm" svg:y1="2.718cm" svg:x2="33.98cm" svg:y2="2.719cm">
          <text:p/>
        </draw:line>
        <draw:line draw:name="Gerade Verbindung 70" draw:style-name="Mgr9" draw:text-style-name="MP7" draw:layer="layout" svg:x1="34.48cm" svg:y1="3.917cm" svg:x2="33.98cm" svg:y2="3.918cm">
          <text:p/>
        </draw:line>
        <draw:line draw:name="Gerade Verbindung 71" draw:style-name="Mgr9" draw:text-style-name="MP7" draw:layer="layout" svg:x1="34.48cm" svg:y1="10.319cm" svg:x2="33.98cm" svg:y2="10.32cm">
          <text:p/>
        </draw:line>
        <draw:line draw:name="Gerade Verbindung 72" draw:style-name="Mgr9" draw:text-style-name="MP7" draw:layer="layout" svg:x1="34.48cm" svg:y1="10.716cm" svg:x2="33.98cm" svg:y2="10.717cm">
          <text:p/>
        </draw:line>
        <draw:line draw:name="Gerade Verbindung 73" draw:style-name="Mgr9" draw:text-style-name="MP7" draw:layer="layout" svg:x1="34.48cm" svg:y1="17.116cm" svg:x2="33.98cm" svg:y2="17.117cm">
          <text:p/>
        </draw:line>
        <draw:line draw:name="Gerade Verbindung 74" draw:style-name="Mgr9" draw:text-style-name="MP7" draw:layer="layout" svg:x1="34.48cm" svg:y1="4.919cm" svg:x2="33.98cm" svg:y2="4.92cm">
          <text:p/>
        </draw:line>
        <draw:line draw:name="Gerade Verbindung 75" draw:style-name="Mgr9" draw:text-style-name="MP7" draw:layer="layout" svg:x1="34.48cm" svg:y1="16.124cm" svg:x2="33.98cm" svg:y2="16.125cm">
          <text:p/>
        </draw:line>
      </draw:g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frame presentation:style-name="Blank_20_Slide-title" draw:layer="backgroundobjects" svg:width="30.494cm" svg:height="3.18cm" svg:x="1.694cm" svg:y="0.76cm" presentation:class="title" presentation:placeholder="true">
        <draw:text-box/>
      </draw:frame>
      <draw:frame presentation:style-name="Blank_20_Slide-outline1" draw:layer="backgroundobjects" svg:width="30.494cm" svg:height="11.048cm" svg:x="1.694cm" svg:y="4.457cm" presentation:class="outline" presentation:placeholder="true">
        <draw:text-box/>
      </draw:frame>
      <draw:frame draw:style-name="Mgr3" draw:text-style-name="MP5" draw:layer="backgroundobjects" svg:width="5.979cm" svg:height="2.775cm" svg:x="26.823cm" svg:y="0.968cm">
        <draw:image xlink:href="Pictures/1000000000000B5F0000054772BD72A13DC187B7.png" xlink:type="simple" xlink:show="embed" xlink:actuate="onLoad" loext:mime-type="image/png">
          <text:p/>
        </draw:image>
      </draw:frame>
      <draw:custom-shape draw:name="cdtTextBox 12 Id17" draw:style-name="Mgr12" draw:text-style-name="MP19" draw:layer="backgroundobjects" svg:width="8.64cm" svg:height="0.722cm" svg:x="0.794cm" svg:y="18.327cm">
        <text:p text:style-name="MP8"><text:span text:style-name="MT2">Copyright 2019 The </text:span><text:span text:style-name="MT6">tooling</text:span><text:span text:style-name="MT2"> </text:span><text:span text:style-name="MT7">working</text:span><text:span text:style-name="MT2"> </text:span><text:span text:style-name="MT7">group</text:span><text:span text:style-name="MT2"> 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1 Id18" draw:style-name="Mgr13" draw:text-style-name="MP19" draw:layer="backgroundobjects" svg:width="7.632cm" svg:height="0.722cm" svg:x="13.522cm" svg:y="18.333cm">
        <text:p text:style-name="MP8"><text:span text:style-name="MT7">Licensed</text:span><text:span text:style-name="MT2"> </text:span><text:span text:style-name="MT7">under</text:span><text:span text:style-name="MT2"> CC-BY-SA-4.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3 Id19" draw:style-name="Mgr14" draw:text-style-name="MP20" draw:layer="backgroundobjects" svg:width="23.362cm" svg:height="0.722cm" svg:x="10.522cm" svg:y="18.327cm">
        <text:p text:style-name="MP9"><text:span text:style-name="MT7">Put Presenter/Author he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Blank_20_Slide-title" draw:layer="backgroundobjects" svg:width="19.808cm" svg:height="11.136cm" svg:x="0.59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Free_20_Content" style:display-name="Free Content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custom-shape draw:name="cdtRectangle 12 Id15" draw:style-name="Mgr4" draw:text-style-name="MP6" draw:layer="backgroundobjects" svg:width="33.883cm" svg:height="3.5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dtMasterTags_CL1 Id3072" draw:style-name="Mgr5" draw:text-style-name="MP7" draw:layer="backgroundobjects" svg:x1="0cm" svg:y1="0cm" svg:x2="0.001cm" svg:y2="0.001cm">
        <text:p/>
      </draw:line>
      <draw:line draw:name="cdtMasterTags_CL2 Id3073" draw:style-name="Mgr5" draw:text-style-name="MP7" draw:layer="backgroundobjects" svg:x1="0cm" svg:y1="0cm" svg:x2="0.001cm" svg:y2="0.001cm">
        <text:p/>
      </draw:line>
      <draw:line draw:name="cdtMasterTags_CL3 Id3074" draw:style-name="Mgr5" draw:text-style-name="MP7" draw:layer="backgroundobjects" svg:x1="0cm" svg:y1="0cm" svg:x2="0.001cm" svg:y2="0.001cm">
        <text:p/>
      </draw:line>
      <draw:line draw:name="cdtMasterTags_CL4 Id3075" draw:style-name="Mgr5" draw:text-style-name="MP7" draw:layer="backgroundobjects" svg:x1="0cm" svg:y1="0cm" svg:x2="0.001cm" svg:y2="0.001cm">
        <text:p/>
      </draw:line>
      <draw:line draw:name="cdtMasterTags_CL5 Id3076" draw:style-name="Mgr5" draw:text-style-name="MP7" draw:layer="backgroundobjects" svg:x1="0cm" svg:y1="0cm" svg:x2="0.001cm" svg:y2="0.001cm">
        <text:p/>
      </draw:line>
      <draw:line draw:name="cdtMasterTags_CL6 Id3077" draw:style-name="Mgr5" draw:text-style-name="MP7" draw:layer="backgroundobjects" svg:x1="0cm" svg:y1="0cm" svg:x2="0.001cm" svg:y2="0.001cm">
        <text:p/>
      </draw:line>
      <draw:line draw:name="cdtMasterTags_CL7 Id3080" draw:style-name="Mgr5" draw:text-style-name="MP7" draw:layer="backgroundobjects" svg:x1="0cm" svg:y1="0cm" svg:x2="0.001cm" svg:y2="0.001cm">
        <text:p/>
      </draw:line>
      <draw:line draw:name="cdtMasterTags_CL8 Id3081" draw:style-name="Mgr5" draw:text-style-name="MP7" draw:layer="backgroundobjects" svg:x1="0cm" svg:y1="0cm" svg:x2="0.001cm" svg:y2="0.001cm">
        <text:p/>
      </draw:line>
      <draw:line draw:name="cdtMasterTags_CL9 Id3082" draw:style-name="Mgr5" draw:text-style-name="MP7" draw:layer="backgroundobjects" svg:x1="0cm" svg:y1="0cm" svg:x2="0.001cm" svg:y2="0.001cm">
        <text:p/>
      </draw:line>
      <draw:line draw:name="cdtMasterTags_CL10 Id3083" draw:style-name="Mgr5" draw:text-style-name="MP7" draw:layer="backgroundobjects" svg:x1="0cm" svg:y1="0cm" svg:x2="0.001cm" svg:y2="0.001cm">
        <text:p/>
      </draw:line>
      <draw:line draw:name="cdtMasterTags_CL11 Id3084" draw:style-name="Mgr5" draw:text-style-name="MP7" draw:layer="backgroundobjects" svg:x1="0cm" svg:y1="0cm" svg:x2="0.001cm" svg:y2="0.001cm">
        <text:p/>
      </draw:line>
      <draw:line draw:name="cdtMasterTags_CL12 Id3085" draw:style-name="Mgr5" draw:text-style-name="MP7" draw:layer="backgroundobjects" svg:x1="0cm" svg:y1="0cm" svg:x2="0.001cm" svg:y2="0.001cm">
        <text:p/>
      </draw:line>
      <draw:line draw:name="cdtMasterTags_CL13 Id3086" draw:style-name="Mgr5" draw:text-style-name="MP7" draw:layer="backgroundobjects" svg:x1="0cm" svg:y1="0cm" svg:x2="0.001cm" svg:y2="0.001cm">
        <text:p/>
      </draw:line>
      <draw:line draw:name="cdtMasterTags_CL14 Id3087" draw:style-name="Mgr5" draw:text-style-name="MP7" draw:layer="backgroundobjects" svg:x1="0cm" svg:y1="0cm" svg:x2="0.001cm" svg:y2="0.001cm">
        <text:p/>
      </draw:line>
      <draw:line draw:name="cdtMasterTags_CL15 Id3088" draw:style-name="Mgr5" draw:text-style-name="MP7" draw:layer="backgroundobjects" svg:x1="0cm" svg:y1="0cm" svg:x2="0.001cm" svg:y2="0.001cm">
        <text:p/>
      </draw:line>
      <draw:line draw:name="cdtMasterTags_CL16 Id3089" draw:style-name="Mgr5" draw:text-style-name="MP7" draw:layer="backgroundobjects" svg:x1="0cm" svg:y1="0cm" svg:x2="0.001cm" svg:y2="0.001cm">
        <text:p/>
      </draw:line>
      <draw:line draw:name="cdtMasterTags_CL17 Id3090" draw:style-name="Mgr5" draw:text-style-name="MP7" draw:layer="backgroundobjects" svg:x1="0cm" svg:y1="0cm" svg:x2="0.001cm" svg:y2="0.001cm">
        <text:p/>
      </draw:line>
      <draw:line draw:name="cdtMasterTags_CL18 Id3091" draw:style-name="Mgr5" draw:text-style-name="MP7" draw:layer="backgroundobjects" svg:x1="0cm" svg:y1="0cm" svg:x2="0.001cm" svg:y2="0.001cm">
        <text:p/>
      </draw:line>
      <draw:line draw:name="cdtMasterTags_CL19 Id3092" draw:style-name="Mgr5" draw:text-style-name="MP7" draw:layer="backgroundobjects" svg:x1="0cm" svg:y1="0cm" svg:x2="0.001cm" svg:y2="0.001cm">
        <text:p/>
      </draw:line>
      <draw:line draw:name="cdtMasterTags_CL20 Id3093" draw:style-name="Mgr5" draw:text-style-name="MP7" draw:layer="backgroundobjects" svg:x1="0cm" svg:y1="0cm" svg:x2="0.001cm" svg:y2="0.001cm">
        <text:p/>
      </draw:line>
      <draw:line draw:name="cdtMasterTags_CL21 Id3094" draw:style-name="Mgr5" draw:text-style-name="MP7" draw:layer="backgroundobjects" svg:x1="0cm" svg:y1="0cm" svg:x2="0.001cm" svg:y2="0.001cm">
        <text:p/>
      </draw:line>
      <draw:line draw:name="cdtMasterTags_CL22 Id3095" draw:style-name="Mgr5" draw:text-style-name="MP7" draw:layer="backgroundobjects" svg:x1="0cm" svg:y1="0cm" svg:x2="0.001cm" svg:y2="0.001cm">
        <text:p/>
      </draw:line>
      <draw:line draw:name="cdtMasterTags" draw:style-name="Mgr5" draw:text-style-name="MP7" draw:layer="backgroundobjects" svg:x1="0cm" svg:y1="0cm" svg:x2="0.001cm" svg:y2="0.001cm">
        <text:p/>
      </draw:line>
      <draw:g draw:name="Gruppieren 4">
        <draw:line draw:name="Gerade Verbindung 2" draw:style-name="Mgr9" draw:text-style-name="MP7" draw:layer="layout" svg:x1="1.741cm" svg:y1="-0.6cm" svg:x2="1.742cm" svg:y2="-0.1cm">
          <text:p/>
        </draw:line>
        <draw:line draw:name="Gerade Verbindung 35" draw:style-name="Mgr9" draw:text-style-name="MP7" draw:layer="layout" svg:x1="16.942cm" svg:y1="-0.6cm" svg:x2="16.943cm" svg:y2="-0.1cm">
          <text:p/>
        </draw:line>
        <draw:line draw:name="Gerade Verbindung 36" draw:style-name="Mgr9" draw:text-style-name="MP7" draw:layer="layout" svg:x1="17.339cm" svg:y1="-0.6cm" svg:x2="17.34cm" svg:y2="-0.1cm">
          <text:p/>
        </draw:line>
        <draw:line draw:name="Gerade Verbindung 37" draw:style-name="Mgr9" draw:text-style-name="MP7" draw:layer="layout" svg:x1="24.542cm" svg:y1="-0.6cm" svg:x2="24.543cm" svg:y2="-0.1cm">
          <text:p/>
        </draw:line>
        <draw:line draw:name="Gerade Verbindung 38" draw:style-name="Mgr9" draw:text-style-name="MP7" draw:layer="layout" svg:x1="32.543cm" svg:y1="-0.6cm" svg:x2="32.544cm" svg:y2="-0.1cm">
          <text:p/>
        </draw:line>
        <draw:line draw:name="Gerade Verbindung 51" draw:style-name="Mgr9" draw:text-style-name="MP7" draw:layer="layout" svg:x1="1.741cm" svg:y1="19.15cm" svg:x2="1.742cm" svg:y2="19.65cm">
          <text:p/>
        </draw:line>
        <draw:line draw:name="Gerade Verbindung 52" draw:style-name="Mgr9" draw:text-style-name="MP7" draw:layer="layout" svg:x1="16.942cm" svg:y1="19.15cm" svg:x2="16.943cm" svg:y2="19.65cm">
          <text:p/>
        </draw:line>
        <draw:line draw:name="Gerade Verbindung 53" draw:style-name="Mgr9" draw:text-style-name="MP7" draw:layer="layout" svg:x1="17.339cm" svg:y1="19.15cm" svg:x2="17.34cm" svg:y2="19.65cm">
          <text:p/>
        </draw:line>
        <draw:line draw:name="Gerade Verbindung 54" draw:style-name="Mgr9" draw:text-style-name="MP7" draw:layer="layout" svg:x1="24.542cm" svg:y1="19.15cm" svg:x2="24.543cm" svg:y2="19.65cm">
          <text:p/>
        </draw:line>
        <draw:line draw:name="Gerade Verbindung 55" draw:style-name="Mgr9" draw:text-style-name="MP7" draw:layer="layout" svg:x1="32.543cm" svg:y1="19.15cm" svg:x2="32.544cm" svg:y2="19.65cm">
          <text:p/>
        </draw:line>
        <draw:line draw:name="Gerade Verbindung 56" draw:style-name="Mgr9" draw:text-style-name="MP7" draw:layer="layout" svg:x1="-0.099cm" svg:y1="0.924cm" svg:x2="-0.599cm" svg:y2="0.925cm">
          <text:p/>
        </draw:line>
        <draw:line draw:name="Gerade Verbindung 57" draw:style-name="Mgr9" draw:text-style-name="MP7" draw:layer="layout" svg:x1="-0.099cm" svg:y1="2.718cm" svg:x2="-0.599cm" svg:y2="2.719cm">
          <text:p/>
        </draw:line>
        <draw:line draw:name="Gerade Verbindung 58" draw:style-name="Mgr9" draw:text-style-name="MP7" draw:layer="layout" svg:x1="-0.099cm" svg:y1="3.917cm" svg:x2="-0.599cm" svg:y2="3.918cm">
          <text:p/>
        </draw:line>
        <draw:line draw:name="Gerade Verbindung 59" draw:style-name="Mgr9" draw:text-style-name="MP7" draw:layer="layout" svg:x1="-0.099cm" svg:y1="10.319cm" svg:x2="-0.599cm" svg:y2="10.32cm">
          <text:p/>
        </draw:line>
        <draw:line draw:name="Gerade Verbindung 60" draw:style-name="Mgr9" draw:text-style-name="MP7" draw:layer="layout" svg:x1="-0.099cm" svg:y1="10.716cm" svg:x2="-0.599cm" svg:y2="10.717cm">
          <text:p/>
        </draw:line>
        <draw:line draw:name="Gerade Verbindung 61" draw:style-name="Mgr9" draw:text-style-name="MP7" draw:layer="layout" svg:x1="-0.099cm" svg:y1="17.116cm" svg:x2="-0.599cm" svg:y2="17.117cm">
          <text:p/>
        </draw:line>
        <draw:line draw:name="Gerade Verbindung 66" draw:style-name="Mgr9" draw:text-style-name="MP7" draw:layer="layout" svg:x1="-0.099cm" svg:y1="4.919cm" svg:x2="-0.599cm" svg:y2="4.92cm">
          <text:p/>
        </draw:line>
        <draw:line draw:name="Gerade Verbindung 67" draw:style-name="Mgr9" draw:text-style-name="MP7" draw:layer="layout" svg:x1="-0.099cm" svg:y1="16.124cm" svg:x2="-0.599cm" svg:y2="16.125cm">
          <text:p/>
        </draw:line>
        <draw:line draw:name="Gerade Verbindung 68" draw:style-name="Mgr9" draw:text-style-name="MP7" draw:layer="layout" svg:x1="34.48cm" svg:y1="0.924cm" svg:x2="33.98cm" svg:y2="0.925cm">
          <text:p/>
        </draw:line>
        <draw:line draw:name="Gerade Verbindung 69" draw:style-name="Mgr9" draw:text-style-name="MP7" draw:layer="layout" svg:x1="34.48cm" svg:y1="2.718cm" svg:x2="33.98cm" svg:y2="2.719cm">
          <text:p/>
        </draw:line>
        <draw:line draw:name="Gerade Verbindung 70" draw:style-name="Mgr9" draw:text-style-name="MP7" draw:layer="layout" svg:x1="34.48cm" svg:y1="3.917cm" svg:x2="33.98cm" svg:y2="3.918cm">
          <text:p/>
        </draw:line>
        <draw:line draw:name="Gerade Verbindung 71" draw:style-name="Mgr9" draw:text-style-name="MP7" draw:layer="layout" svg:x1="34.48cm" svg:y1="10.319cm" svg:x2="33.98cm" svg:y2="10.32cm">
          <text:p/>
        </draw:line>
        <draw:line draw:name="Gerade Verbindung 72" draw:style-name="Mgr9" draw:text-style-name="MP7" draw:layer="layout" svg:x1="34.48cm" svg:y1="10.716cm" svg:x2="33.98cm" svg:y2="10.717cm">
          <text:p/>
        </draw:line>
        <draw:line draw:name="Gerade Verbindung 73" draw:style-name="Mgr9" draw:text-style-name="MP7" draw:layer="layout" svg:x1="34.48cm" svg:y1="17.116cm" svg:x2="33.98cm" svg:y2="17.117cm">
          <text:p/>
        </draw:line>
        <draw:line draw:name="Gerade Verbindung 74" draw:style-name="Mgr9" draw:text-style-name="MP7" draw:layer="layout" svg:x1="34.48cm" svg:y1="4.919cm" svg:x2="33.98cm" svg:y2="4.92cm">
          <text:p/>
        </draw:line>
        <draw:line draw:name="Gerade Verbindung 75" draw:style-name="Mgr9" draw:text-style-name="MP7" draw:layer="layout" svg:x1="34.48cm" svg:y1="16.124cm" svg:x2="33.98cm" svg:y2="16.125cm">
          <text:p/>
        </draw:line>
      </draw:g>
      <draw:frame draw:name="Titel 1" presentation:style-name="Mpr12" draw:text-style-name="MP17" draw:layer="backgroundobjects" svg:width="33.883cm" svg:height="3.522cm" svg:x="0cm" svg:y="0cm" presentation:class="title" presentation:user-transformed="true">
        <draw:text-box>
          <text:p text:style-name="MP15"><text:span text:style-name="MT8">Click to add core message of slide</text:span></text:p>
        </draw:text-box>
      </draw:frame>
      <draw:frame draw:name="Textplatzhalter 3" presentation:style-name="Mpr13" draw:text-style-name="MP18" draw:layer="backgroundobjects" svg:width="30.801cm" svg:height="11.049cm" svg:x="1.742cm" svg:y="3.925cm" presentation:class="outline" presentation:user-transformed="true">
        <draw:text-box>
          <text:list text:style-name="ML2">
            <text:list-item>
              <text:p text:style-name="MP13"><text:span text:style-name="MT9">Title (description of slide content), Arial 14 pt, maximum of 1 line</text:span></text:p>
            </text:list-item>
          </text:list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frame draw:style-name="Mgr3" draw:text-style-name="MP5" draw:layer="backgroundobjects" svg:width="5.979cm" svg:height="2.775cm" svg:x="26.823cm" svg:y="0.968cm">
        <draw:image xlink:href="Pictures/1000000000000B5F0000054772BD72A13DC187B7.png" xlink:type="simple" xlink:show="embed" xlink:actuate="onLoad" loext:mime-type="image/png">
          <text:p/>
        </draw:image>
      </draw:frame>
      <draw:custom-shape draw:name="cdtTextBox 12 Id17" draw:style-name="Mgr12" draw:text-style-name="MP19" draw:layer="backgroundobjects" svg:width="8.64cm" svg:height="0.722cm" svg:x="0.794cm" svg:y="18.327cm">
        <text:p text:style-name="MP8"><text:span text:style-name="MT2">Copyright 2019 The </text:span><text:span text:style-name="MT6">tooling</text:span><text:span text:style-name="MT2"> </text:span><text:span text:style-name="MT7">working</text:span><text:span text:style-name="MT2"> </text:span><text:span text:style-name="MT7">group</text:span><text:span text:style-name="MT2"> 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1 Id18" draw:style-name="Mgr13" draw:text-style-name="MP19" draw:layer="backgroundobjects" svg:width="7.632cm" svg:height="0.722cm" svg:x="13.522cm" svg:y="18.333cm">
        <text:p text:style-name="MP8"><text:span text:style-name="MT7">Licensed</text:span><text:span text:style-name="MT2"> </text:span><text:span text:style-name="MT7">under</text:span><text:span text:style-name="MT2"> CC-BY-SA-4.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3 Id19" draw:style-name="Mgr14" draw:text-style-name="MP20" draw:layer="backgroundobjects" svg:width="23.362cm" svg:height="0.722cm" svg:x="10.522cm" svg:y="18.327cm">
        <text:p text:style-name="MP9"><text:span text:style-name="MT7">Put Presenter/Author he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Free_20_Content-title" draw:layer="backgroundobjects" svg:width="18.959cm" svg:height="10.659cm" svg:x="0.384cm" svg:y="2.16cm" presentation:class="page"/>
        <draw:frame presentation:style-name="Free_20_Content-notes" draw:layer="backgroundobjects" svg:width="15.782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61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61cm" svg:height="1.42cm" svg:x="11.16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61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61cm" svg:height="1.42cm" svg:x="11.167cm" svg:y="27.008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ooling Working Group</dc:title>
    <meta:editing-cycles>4</meta:editing-cycles>
    <meta:creation-date>2019-08-31T00:30:11.460000000</meta:creation-date>
    <dc:language>English</dc:language>
    <meta:editing-duration>PT16M23S</meta:editing-duration>
    <meta:generator>LibreOffice/6.1.5.2$Windows_X86_64 LibreOffice_project/90f8dcf33c87b3705e78202e3df5142b201bd805</meta:generator>
    <dc:subject>Template for presentations</dc:subject>
    <dc:date>2019-09-01T19:48:48.491000000</dc:date>
    <meta:document-statistic meta:object-count="317"/>
    <meta:user-defined meta:name="HiddenSlides" meta:value-type="float">0</meta:user-defined>
    <meta:user-defined meta:name="HyperlinksChanged" meta:value-type="boolean">false</meta:user-defined>
    <meta:user-defined meta:name="Language">English (US)</meta:user-defined>
    <meta:user-defined meta:name="LinksUpToDate" meta:value-type="boolean">false</meta:user-defined>
    <meta:user-defined meta:name="MMClips" meta:value-type="float">0</meta:user-defined>
    <meta:user-defined meta:name="Owner" meta:value-type="string">The Tooling Working Group</meta:user-defined>
    <meta:user-defined meta:name="Release date" meta:value-type="string">August 2019</meta:user-defined>
    <meta:user-defined meta:name="Release version" meta:value-type="string">1.0</meta:user-defined>
  </office:meta>
</office:document-meta>
</file>